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95pt"/>
    </style:style>
    <style:style style:name="co2" style:family="table-column">
      <style:table-column-properties fo:break-before="auto" style:column-width="106.24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102.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56.24pt"/>
    </style:style>
    <style:style style:name="co7" style:family="table-column">
      <style:table-column-properties fo:break-before="auto" style:column-width="40.99pt"/>
    </style:style>
    <style:style style:name="co8" style:family="table-column">
      <style:table-column-properties fo:break-before="auto" style:column-width="214.61pt"/>
    </style:style>
    <style:style style:name="co9" style:family="table-column">
      <style:table-column-properties fo:break-before="auto" style:column-width="50pt"/>
    </style:style>
    <style:style style:name="co10" style:family="table-column">
      <style:table-column-properties fo:break-before="auto" style:column-width="27.1pt"/>
    </style:style>
    <style:style style:name="co11" style:family="table-column">
      <style:table-column-properties fo:break-before="auto" style:column-width="50.71pt"/>
    </style:style>
    <style:style style:name="co12" style:family="table-column">
      <style:table-column-properties fo:break-before="auto" style:column-width="89.6pt"/>
    </style:style>
    <style:style style:name="co13" style:family="table-column">
      <style:table-column-properties fo:break-before="auto" style:column-width="179.21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62.5pt"/>
    </style:style>
    <style:style style:name="co16" style:family="table-column">
      <style:table-column-properties fo:break-before="auto" style:column-width="227.11pt"/>
    </style:style>
    <style:style style:name="co17" style:family="table-column">
      <style:table-column-properties fo:break-before="auto" style:column-width="93.06pt"/>
    </style:style>
    <style:style style:name="co18" style:family="table-column">
      <style:table-column-properties fo:break-before="auto" style:column-width="37.5pt"/>
    </style:style>
    <style:style style:name="co19" style:family="table-column">
      <style:table-column-properties fo:break-before="auto" style:column-width="84.76pt"/>
    </style:style>
    <style:style style:name="co20" style:family="table-column">
      <style:table-column-properties fo:break-before="auto" style:column-width="45.84pt"/>
    </style:style>
    <style:style style:name="co21" style:family="table-column">
      <style:table-column-properties fo:break-before="auto" style:column-width="68.74pt"/>
    </style:style>
    <style:style style:name="co22" style:family="table-column">
      <style:table-column-properties fo:break-before="auto" style:column-width="104.14pt"/>
    </style:style>
    <style:style style:name="co23" style:family="table-column">
      <style:table-column-properties fo:break-before="auto" style:column-width="122.26pt"/>
    </style:style>
    <style:style style:name="co24" style:family="table-column">
      <style:table-column-properties fo:break-before="auto" style:column-width="88.21pt"/>
    </style:style>
    <style:style style:name="co25" style:family="table-column">
      <style:table-column-properties fo:break-before="auto" style:column-width="177.79pt"/>
    </style:style>
    <style:style style:name="co26" style:family="table-column">
      <style:table-column-properties fo:break-before="auto" style:column-width="154.2pt"/>
    </style:style>
    <style:style style:name="co27" style:family="table-column">
      <style:table-column-properties fo:break-before="auto" style:column-width="140.29pt"/>
    </style:style>
    <style:style style:name="co28" style:family="table-column">
      <style:table-column-properties fo:break-before="auto" style:column-width="52.1pt"/>
    </style:style>
    <style:style style:name="co29" style:family="table-column">
      <style:table-column-properties fo:break-before="auto" style:column-width="173.59pt"/>
    </style:style>
    <style:style style:name="co30" style:family="table-column">
      <style:table-column-properties fo:break-before="auto" style:column-width="159.76pt"/>
    </style:style>
    <style:style style:name="co31" style:family="table-column">
      <style:table-column-properties fo:break-before="auto" style:column-width="46.54pt"/>
    </style:style>
    <style:style style:name="co32" style:family="table-column">
      <style:table-column-properties fo:break-before="auto" style:column-width="83.34pt"/>
    </style:style>
    <style:style style:name="co33" style:family="table-column">
      <style:table-column-properties fo:break-before="auto" style:column-width="225.69pt"/>
    </style:style>
    <style:style style:name="co34" style:family="table-column">
      <style:table-column-properties fo:break-before="auto" style:column-width="99.35pt"/>
    </style:style>
    <style:style style:name="co35" style:family="table-column">
      <style:table-column-properties fo:break-before="auto" style:column-width="155.54pt"/>
    </style:style>
    <style:style style:name="co36" style:family="table-column">
      <style:table-column-properties fo:break-before="auto" style:column-width="101.4pt"/>
    </style:style>
    <style:style style:name="co37" style:family="table-column">
      <style:table-column-properties fo:break-before="auto" style:column-width="183.34pt"/>
    </style:style>
    <style:style style:name="co38" style:family="table-column">
      <style:table-column-properties fo:break-before="auto" style:column-width="186.86pt"/>
    </style:style>
    <style:style style:name="co39" style:family="table-column">
      <style:table-column-properties fo:break-before="auto" style:column-width="116.65pt"/>
    </style:style>
    <style:style style:name="co40" style:family="table-column">
      <style:table-column-properties fo:break-before="auto" style:column-width="77.81pt"/>
    </style:style>
    <style:style style:name="co41" style:family="table-column">
      <style:table-column-properties fo:break-before="auto" style:column-width="257.64pt"/>
    </style:style>
    <style:style style:name="co42" style:family="table-column">
      <style:table-column-properties fo:break-before="auto" style:column-width="255.54pt"/>
    </style:style>
    <style:style style:name="co43" style:family="table-column">
      <style:table-column-properties fo:break-before="auto" style:column-width="58.34pt"/>
    </style:style>
    <style:style style:name="co44" style:family="table-column">
      <style:table-column-properties fo:break-before="auto" style:column-width="111.09pt"/>
    </style:style>
    <style:style style:name="co45" style:family="table-column">
      <style:table-column-properties fo:break-before="auto" style:column-width="220.14pt"/>
    </style:style>
    <style:style style:name="co46" style:family="table-column">
      <style:table-column-properties fo:break-before="auto" style:column-width="86.85pt"/>
    </style:style>
    <style:style style:name="co47" style:family="table-column">
      <style:table-column-properties fo:break-before="auto" style:column-width="97.94pt"/>
    </style:style>
    <style:style style:name="co48" style:family="table-column">
      <style:table-column-properties fo:break-before="auto" style:column-width="88.89pt"/>
    </style:style>
    <style:style style:name="co49" style:family="table-column">
      <style:table-column-properties fo:break-before="auto" style:column-width="48.61pt"/>
    </style:style>
    <style:style style:name="co50" style:family="table-column">
      <style:table-column-properties fo:break-before="auto" style:column-width="264.61pt"/>
    </style:style>
    <style:style style:name="co51" style:family="table-column">
      <style:table-column-properties fo:break-before="auto" style:column-width="81.24pt"/>
    </style:style>
    <style:style style:name="co52" style:family="table-column">
      <style:table-column-properties fo:break-before="auto" style:column-width="161.86pt"/>
    </style:style>
    <style:style style:name="co53" style:family="table-column">
      <style:table-column-properties fo:break-before="auto" style:column-width="115.99pt"/>
    </style:style>
    <style:style style:name="co54" style:family="table-column">
      <style:table-column-properties fo:break-before="auto" style:column-width="72.26pt"/>
    </style:style>
    <style:style style:name="co55" style:family="table-column">
      <style:table-column-properties fo:break-before="auto" style:column-width="125.01pt"/>
    </style:style>
    <style:style style:name="co56" style:family="table-column">
      <style:table-column-properties fo:break-before="auto" style:column-width="204.21pt"/>
    </style:style>
    <style:style style:name="co57" style:family="table-column">
      <style:table-column-properties fo:break-before="auto" style:column-width="118.06pt"/>
    </style:style>
    <style:style style:name="co58" style:family="table-column">
      <style:table-column-properties fo:break-before="auto" style:column-width="60.46pt"/>
    </style:style>
    <style:style style:name="co59" style:family="table-column">
      <style:table-column-properties fo:break-before="auto" style:column-width="106.95pt"/>
    </style:style>
    <style:style style:name="co60" style:family="table-column">
      <style:table-column-properties fo:break-before="auto" style:column-width="68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ECKLIST">
      <style:table-properties table:display="true" style:writing-mode="lr-tb"/>
    </style:style>
    <style:style style:name="ta2" style:family="table" style:master-page-name="PageStyle_5f_field_5f_name">
      <style:table-properties table:display="true" style:writing-mode="lr-tb"/>
    </style:style>
    <style:style style:name="ta3" style:family="table" style:master-page-name="PageStyle_5f_field">
      <style:table-properties table:display="true" style:writing-mode="lr-tb"/>
    </style:style>
    <style:style style:name="ta4" style:family="table" style:master-page-name="PageStyle_5f_pvp_5f_rank">
      <style:table-properties table:display="true" style:writing-mode="lr-tb"/>
    </style:style>
    <style:style style:name="ta5" style:family="table" style:master-page-name="PageStyle_5f_pvp_5f_sort">
      <style:table-properties table:display="true" style:writing-mode="lr-tb"/>
    </style:style>
    <style:style style:name="ta6" style:family="table" style:master-page-name="PageStyle_5f_pvp_5f_sort_5f_group">
      <style:table-properties table:display="true" style:writing-mode="lr-tb"/>
    </style:style>
    <style:style style:name="ta7" style:family="table" style:master-page-name="PageStyle_5f_league_5f_name">
      <style:table-properties table:display="true" style:writing-mode="lr-tb"/>
    </style:style>
    <style:style style:name="ta8" style:family="table" style:master-page-name="PageStyle_5f_league">
      <style:table-properties table:display="true" style:writing-mode="lr-tb"/>
    </style:style>
    <style:style style:name="ta9" style:family="table" style:master-page-name="PageStyle_5f_raid_5f_rank">
      <style:table-properties table:display="true" style:writing-mode="lr-tb"/>
    </style:style>
    <style:style style:name="ta10" style:family="table" style:master-page-name="PageStyle_5f_raid_5f_sort">
      <style:table-properties table:display="true" style:writing-mode="lr-tb"/>
    </style:style>
    <style:style style:name="ta11" style:family="table" style:master-page-name="PageStyle_5f_raid_5f_sim_5f_settings">
      <style:table-properties table:display="true" style:writing-mode="lr-tb"/>
    </style:style>
    <style:style style:name="ta12" style:family="table" style:master-page-name="PageStyle_5f_cday_5f_move">
      <style:table-properties table:display="true" style:writing-mode="lr-tb"/>
    </style:style>
    <style:style style:name="ta13" style:family="table" style:master-page-name="PageStyle_5f_cday">
      <style:table-properties table:display="true" style:writing-mode="lr-tb"/>
    </style:style>
    <style:style style:name="ta14" style:family="table" style:master-page-name="PageStyle_5f_pokemon_5f_has_5f_move">
      <style:table-properties table:display="true" style:writing-mode="lr-tb"/>
    </style:style>
    <style:style style:name="ta15" style:family="table" style:master-page-name="PageStyle_5f_move_5f_availability_5f_type">
      <style:table-properties table:display="true" style:writing-mode="lr-tb"/>
    </style:style>
    <style:style style:name="ta16" style:family="table" style:master-page-name="PageStyle_5f_pokemon_5f_name">
      <style:table-properties table:display="true" style:writing-mode="lr-tb"/>
    </style:style>
    <style:style style:name="ta17" style:family="table" style:master-page-name="PageStyle_5f_pokemon">
      <style:table-properties table:display="true" style:writing-mode="lr-tb"/>
    </style:style>
    <style:style style:name="ta18" style:family="table" style:master-page-name="PageStyle_5f_color_5f_name">
      <style:table-properties table:display="true" style:writing-mode="lr-tb"/>
    </style:style>
    <style:style style:name="ta19" style:family="table" style:master-page-name="PageStyle_5f_color">
      <style:table-properties table:display="true" style:writing-mode="lr-tb"/>
    </style:style>
    <style:style style:name="ta20" style:family="table" style:master-page-name="PageStyle_5f_evolution_5f_item_5f_name">
      <style:table-properties table:display="true" style:writing-mode="lr-tb"/>
    </style:style>
    <style:style style:name="ta21" style:family="table" style:master-page-name="PageStyle_5f_evolution_5f_item">
      <style:table-properties table:display="true" style:writing-mode="lr-tb"/>
    </style:style>
    <style:style style:name="ta22" style:family="table" style:master-page-name="PageStyle_5f_resource_5f_type_5f_name">
      <style:table-properties table:display="true" style:writing-mode="lr-tb"/>
    </style:style>
    <style:style style:name="ta23" style:family="table" style:master-page-name="PageStyle_5f_resource_5f_type">
      <style:table-properties table:display="true" style:writing-mode="lr-tb"/>
    </style:style>
    <style:style style:name="ta24" style:family="table" style:master-page-name="PageStyle_5f_stage_5f_name">
      <style:table-properties table:display="true" style:writing-mode="lr-tb"/>
    </style:style>
    <style:style style:name="ta25" style:family="table" style:master-page-name="PageStyle_5f_stage">
      <style:table-properties table:display="true" style:writing-mode="lr-tb"/>
    </style:style>
    <style:style style:name="ta26" style:family="table" style:master-page-name="PageStyle_5f_region_5f_name">
      <style:table-properties table:display="true" style:writing-mode="lr-tb"/>
    </style:style>
    <style:style style:name="ta27" style:family="table" style:master-page-name="PageStyle_5f_region">
      <style:table-properties table:display="true" style:writing-mode="lr-tb"/>
    </style:style>
    <style:style style:name="ta28" style:family="table" style:master-page-name="PageStyle_5f_move_5f_has_5f_tag">
      <style:table-properties table:display="true" style:writing-mode="lr-tb"/>
    </style:style>
    <style:style style:name="ta29" style:family="table" style:master-page-name="PageStyle_5f_move_5f_name">
      <style:table-properties table:display="true" style:writing-mode="lr-tb"/>
    </style:style>
    <style:style style:name="ta30" style:family="table" style:master-page-name="PageStyle_5f_move">
      <style:table-properties table:display="true" style:writing-mode="lr-tb"/>
    </style:style>
    <style:style style:name="ta31" style:family="table" style:master-page-name="PageStyle_5f_move_5f_tag">
      <style:table-properties table:display="true" style:writing-mode="lr-tb"/>
    </style:style>
    <style:style style:name="ta32" style:family="table" style:master-page-name="PageStyle_5f_move_5f_category_5f_name">
      <style:table-properties table:display="true" style:writing-mode="lr-tb"/>
    </style:style>
    <style:style style:name="ta33" style:family="table" style:master-page-name="PageStyle_5f_move_5f_category">
      <style:table-properties table:display="true" style:writing-mode="lr-tb"/>
    </style:style>
    <style:style style:name="ta34" style:family="table" style:master-page-name="PageStyle_5f_adventure_5f_effect_5f_name">
      <style:table-properties table:display="true" style:writing-mode="lr-tb"/>
    </style:style>
    <style:style style:name="ta35" style:family="table" style:master-page-name="PageStyle_5f_adventure_5f_effect">
      <style:table-properties table:display="true" style:writing-mode="lr-tb"/>
    </style:style>
    <style:style style:name="ta36" style:family="table" style:master-page-name="PageStyle_5f_type_5f_interaction">
      <style:table-properties table:display="true" style:writing-mode="lr-tb"/>
    </style:style>
    <style:style style:name="ta37" style:family="table" style:master-page-name="PageStyle_5f_interaction_5f_name">
      <style:table-properties table:display="true" style:writing-mode="lr-tb"/>
    </style:style>
    <style:style style:name="ta38" style:family="table" style:master-page-name="PageStyle_5f_interaction_5f_type">
      <style:table-properties table:display="true" style:writing-mode="lr-tb"/>
    </style:style>
    <style:style style:name="ta39" style:family="table" style:master-page-name="PageStyle_5f_type_5f_name">
      <style:table-properties table:display="true" style:writing-mode="lr-tb"/>
    </style:style>
    <style:style style:name="ta40" style:family="table" style:master-page-name="PageStyle_5f_type">
      <style:table-properties table:display="true" style:writing-mode="lr-tb"/>
    </style:style>
    <style:style style:name="ta41" style:family="table" style:master-page-name="PageStyle_5f_weather_5f_name">
      <style:table-properties table:display="true" style:writing-mode="lr-tb"/>
    </style:style>
    <style:style style:name="ta42" style:family="table" style:master-page-name="PageStyle_5f_weather">
      <style:table-properties table:display="true" style:writing-mode="lr-tb"/>
    </style:style>
    <style:style style:name="ta43" style:family="table" style:master-page-name="PageStyle_5f_language_5f_name">
      <style:table-properties table:display="true" style:writing-mode="lr-tb"/>
    </style:style>
    <style:style style:name="ta44" style:family="table" style:master-page-name="PageStyle_5f_languag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C2]=0)" style:apply-style-name="ConditionalStyle_5f_1" style:base-cell-address="CHECKLIST.A2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[.$C2]=0)" style:apply-style-name="ConditionalStyle_5f_1" style:base-cell-address="CHECKLIST.A2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[.$C2]=0)" style:apply-style-name="ConditionalStyle_5f_1" style:base-cell-address="CHECKLIST.A2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field_name.A2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field.A2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pvp_rank.A2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pvp_sort.A2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$C2];&quot;.*PRIMARY KEY.*&quot;))" style:apply-style-name="ConditionalStyle_5f_7" style:base-cell-address="pvp_sort.A2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pvp_sort_group.A2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$C2];&quot;.*PRIMARY KEY.*&quot;))" style:apply-style-name="ConditionalStyle_5f_7" style:base-cell-address="pvp_sort_group.A2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league_name.A2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league.A2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raid_rank.A2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pt" fo:font-style="normal" fo:text-shadow="none" style:text-underline-style="none" fo:font-weight="normal" style:font-size-asian="2pt" style:font-style-asian="normal" style:font-weight-asian="normal" style:font-name-complex="Arial" style:font-size-complex="2pt" style:font-style-complex="normal" style:font-weight-complex="normal"/>
      <style:map style:condition="is-true-formula(regexmatch([.$C2];&quot;.*PRIMARY KEY.*&quot;))" style:apply-style-name="ConditionalStyle_5f_7" style:base-cell-address="raid_rank.A2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2pt" fo:font-style="normal" fo:text-shadow="none" style:text-underline-style="solid" style:text-underline-width="auto" style:text-underline-color="font-color" fo:font-weight="normal" style:font-size-asian="2pt" style:font-style-asian="normal" style:font-weight-asian="normal" style:font-size-complex="2pt" style:font-style-complex="normal" style:font-weight-complex="normal"/>
      <style:map style:condition="is-true-formula(regexmatch([.$C2];&quot;.*PRIMARY KEY.*&quot;))" style:apply-style-name="ConditionalStyle_5f_7" style:base-cell-address="raid_rank.A2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raid_sort.A2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$C2];&quot;.*PRIMARY KEY.*&quot;))" style:apply-style-name="ConditionalStyle_5f_7" style:base-cell-address="raid_sort.A2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raid_sim_settings.A2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cday_move.A2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cday.A2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pokemon_has_move.A2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83f0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pokemon_has_move.A2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pokemon_has_move.A2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move_availability_type.A2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pokemon_name.A2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pokemon.A2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pokemon.A2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$C2];&quot;.*PRIMARY KEY.*&quot;))" style:apply-style-name="ConditionalStyle_5f_7" style:base-cell-address="pokemon.A2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color_name.A2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color.A2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evolution_item_name.A2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evolution_item.A2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resource_type_name.A2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resource_type.A2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stage_name.A2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stage.A2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region_name.A2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region.A2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move_has_tag.A2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move_name.A2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move.A2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$C2];&quot;.*PRIMARY KEY.*&quot;))" style:apply-style-name="ConditionalStyle_5f_7" style:base-cell-address="move.A2"/>
    </style:style>
    <style:style style:name="ce44" style:family="table-cell" style:parent-style-name="Default">
      <style:map style:condition="is-true-formula(regexmatch([.$C2];&quot;.*PRIMARY KEY.*&quot;))" style:apply-style-name="ConditionalStyle_5f_7" style:base-cell-address="move.A2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move_tag.A2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move_category_name.A2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move_category.A2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adventure_effect_name.A2"/>
    </style:style>
    <style:style style:name="ce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adventure_effect.A2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type_interaction.A2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interaction_name.A2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interaction_type.A2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type_name.A2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type.A2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weather_name.A2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weather.A2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language_name.A2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[.$C2];&quot;.*PRIMARY KEY.*&quot;))" style:apply-style-name="ConditionalStyle_5f_7" style:base-cell-address="language.A2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4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16.69pt" svg:height="74.24pt" svg:x="43.2pt" svg:y="23.24pt" draw:caption-point-x="-11.54pt" draw:caption-point-y="-22.96pt">
              <dc:date>2025-11-30T00:00:00</dc:date>
              <text:p text:style-name="P1">✅ finished</text:p>
              <text:p text:style-name="P1">☑️ finished with small TO-DO</text:p>
              <text:p text:style-name="P1">🕒 waiting/WiP</text:p>
              <text:p text:style-name="P1">... <text:s text:c="2"/>in work or planned</text:p>
            </office:annotation>
            <text:p>Status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office:annotation draw:style-name="gr2" draw:text-style-name="P2" svg:width="312.55pt" svg:height="58.51pt" svg:x="187.65pt" svg:y="23.24pt" draw:caption-point-x="-11.54pt" draw:caption-point-y="-22.96pt">
              <dc:date>2025-11-30T00:00:00</dc:date>
              <text:p text:style-name="P1">regular dependency: +1</text:p>
              <text:p text:style-name="P1">meta dependency: +2</text:p>
              <text:p text:style-name="P1">_name: next even, min 4</text:p>
            </office:annotation>
            <text:p>ref level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language.A1" xlink:type="simple">language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language_name.A1" xlink:type="simple">language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*</text:p>
          </table:table-cell>
          <table:table-cell table:style-name="ce3" office:value-type="string" calcext:value-type="string">
            <text:p><text:a xlink:href="#weather.A1" xlink:type="simple">weather</text:a></text:p>
          </table:table-cell>
          <table:table-cell table:style-name="ce2"/>
          <table:table-cell table:style-name="ce2" office:value-type="string" calcext:value-type="string">
            <text:p>*datatype for icon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weather_name.A1" xlink:type="simple">weather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*</text:p>
          </table:table-cell>
          <table:table-cell table:style-name="ce3" office:value-type="string" calcext:value-type="string">
            <text:p><text:a xlink:href="#type.A1" xlink:type="simple">type</text:a></text:p>
          </table:table-cell>
          <table:table-cell table:style-name="ce2"/>
          <table:table-cell table:style-name="ce2" office:value-type="string" calcext:value-type="string">
            <text:p>*datatype for icon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type_name.A1" xlink:type="simple">type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☑️</text:p>
          </table:table-cell>
          <table:table-cell table:style-name="ce4" office:value-type="string" calcext:value-type="string">
            <text:p><text:a xlink:href="#interaction_type.A1" xlink:type="simple">interaction_type</text:a></text:p>
          </table:table-cell>
          <table:table-cell table:style-name="ce2"/>
          <table:table-cell table:style-name="ce2" office:value-type="string" calcext:value-type="string">
            <text:p>Multiplier distinction?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4" office:value-type="string" calcext:value-type="string">
            <text:p><text:a xlink:href="#interaction_name.A1" xlink:type="simple">interaction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type_interaction.A1" xlink:type="simple">type_interaction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🕒</text:p>
          </table:table-cell>
          <table:table-cell table:style-name="ce3" office:value-type="string" calcext:value-type="string">
            <text:p><text:a xlink:href="#adventure_effect.A1" xlink:type="simple">adventure_effect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adventure_effect_name.A1" xlink:type="simple">adventure_effect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move_category.A1" xlink:type="simple">move_category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move_category_name.A1" xlink:type="simple">move_category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move_tag.A1" xlink:type="simple">move_tag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move.A1" xlink:type="simple">move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move_name.A1" xlink:type="simple">move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move_has_tag.A1" xlink:type="simple">move_has_tag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region.A1" xlink:type="simple">region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region_name.A1" xlink:type="simple">region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stage.A1" xlink:type="simple">stage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stage_name.A1" xlink:type="simple">stage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resource_type.A1" xlink:type="simple">resource_type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resource_type_name.A1" xlink:type="simple">resource_type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evolution_item.A1" xlink:type="simple">evolution_item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evolution_item_name.A1" xlink:type="simple">evolution_item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color.A1" xlink:type="simple">color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color_name.A1" xlink:type="simple">color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...</text:p>
          </table:table-cell>
          <table:table-cell table:style-name="ce3" office:value-type="string" calcext:value-type="string">
            <text:p><text:a xlink:href="#pokemon.A1" xlink:type="simple">pokemon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pokemon_name.A1" xlink:type="simple">pokemon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4" office:value-type="string" calcext:value-type="string">
            <text:p><text:a xlink:href="#move_availability_type.A1" xlink:type="simple">move_availability_type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pokemon_has_move.A1" xlink:type="simple">pokemon_has_move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cday.A1" xlink:type="simple">cday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cday_move.A1" xlink:type="simple">cday_move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raid_sim_settings.A1" xlink:type="simple">raid_sim_settings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raid_sort.A1" xlink:type="simple">raid_sort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raid_rank.A1" xlink:type="simple">raid_rank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league.A1" xlink:type="simple">league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league_name.A1" xlink:type="simple">league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pvp_sort_group.A1" xlink:type="simple">pvp_sort_group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pvp_sort.A1" xlink:type="simple">pvp_sort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pvp_rank.A1" xlink:type="simple">pvp_rank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field.A1" xlink:type="simple">field</text:a>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✅</text:p>
          </table:table-cell>
          <table:table-cell table:style-name="ce3" office:value-type="string" calcext:value-type="string">
            <text:p><text:a xlink:href="#field_name.A1" xlink:type="simple">field_name</text:a>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...</text:p>
          </table:table-cell>
          <table:table-cell table:style-name="ce2" office:value-type="string" calcext:value-type="string">
            <text:p>stat_multiplier</text:p>
          </table:table-cell>
          <table:table-cell table:style-name="ce2"/>
          <table:table-cell table:style-name="ce2" office:value-type="string" calcext:value-type="string">
            <text:p>Meta Table for calculating cp</text:p>
          </table:table-cell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HECKLIST.A2:CHECKLIST.D57">
            <calcext:condition calcext:apply-style-name="ConditionalStyle_1" calcext:value="formula-is([.$C2]=0)" calcext:base-cell-address="CHECKLIST.A2"/>
          </calcext:conditional-format>
          <calcext:conditional-format calcext:target-range-address="CHECKLIST.A2:CHECKLIST.D57">
            <calcext:condition calcext:apply-style-name="ConditionalStyle_2" calcext:value="formula-is([.$C2]=1)" calcext:base-cell-address="CHECKLIST.A2"/>
          </calcext:conditional-format>
          <calcext:conditional-format calcext:target-range-address="CHECKLIST.A2:CHECKLIST.D57">
            <calcext:condition calcext:apply-style-name="ConditionalStyle_3" calcext:value="formula-is([.$C2]=2)" calcext:base-cell-address="CHECKLIST.A2"/>
          </calcext:conditional-format>
          <calcext:conditional-format calcext:target-range-address="CHECKLIST.A2:CHECKLIST.D57">
            <calcext:condition calcext:apply-style-name="ConditionalStyle_4" calcext:value="formula-is([.$C2]=3)" calcext:base-cell-address="CHECKLIST.A2"/>
          </calcext:conditional-format>
          <calcext:conditional-format calcext:target-range-address="CHECKLIST.A2:CHECKLIST.D57">
            <calcext:condition calcext:apply-style-name="ConditionalStyle_5" calcext:value="formula-is([.$C2]=4)" calcext:base-cell-address="CHECKLIST.A2"/>
          </calcext:conditional-format>
          <calcext:conditional-format calcext:target-range-address="CHECKLIST.A2:CHECKLIST.D57">
            <calcext:condition calcext:apply-style-name="ConditionalStyle_6" calcext:value="formula-is([.$C2]&gt;4)" calcext:base-cell-address="CHECKLIST.A2"/>
          </calcext:conditional-format>
        </calcext:conditional-formats>
      </table:table>
      <table:table table:name="field_name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field_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NOT NULL REFERENCES field(field_id) ON DELETE CASCADE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language_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NOT NULL REFERENCES language(language_id)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NOT NULL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RIMARY KEY (field_id, language_id)</text:p>
          </table:table-cell>
          <table:table-cell table:style-name="ce5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eld_name.A2:field_name.E5">
            <calcext:condition calcext:apply-style-name="ConditionalStyle_7" calcext:value="formula-is(regexmatch([.$C2];&quot;.*PRIMARY KEY.*&quot;))" calcext:base-cell-address="field_name.A2"/>
          </calcext:conditional-format>
          <calcext:conditional-format calcext:target-range-address="field_name.A2:field_name.E5">
            <calcext:condition calcext:apply-style-name="ConditionalStyle_8" calcext:value="formula-is(regexmatch([.$C2];&quot;.*(FOREIGN KEY|REFERENCES).*&quot;))" calcext:base-cell-address="field_name.A2"/>
          </calcext:conditional-format>
          <calcext:conditional-format calcext:target-range-address="field_name.A2:field_name.E5">
            <calcext:condition calcext:apply-style-name="ConditionalStyle_4" calcext:value="formula-is([.$A2]=&quot;&quot;)" calcext:base-cell-address="field_name.A2"/>
          </calcext:conditional-format>
        </calcext:conditional-formats>
      </table:table>
      <table:table table:name="field" table:style-name="ta3"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46.62pt" svg:height="105.76pt" svg:x="192.53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ield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 office:value-type="string" calcext:value-type="string">
            <text:p>The Pokémon Table has fields (columns) whose names may be localized for display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field_name</text:p>
          </table:table-cell>
          <table:table-cell table:style-name="ce6" office:value-type="string" calcext:value-type="string">
            <text:p>text</text:p>
          </table:table-cell>
          <table:table-cell table:style-name="ce6" office:value-type="string" calcext:value-type="string">
            <text:p>NOT NULL UNIQUE</text:p>
          </table:table-cell>
          <table:table-cell table:style-name="ce6" office:value-type="string" calcext:value-type="string">
            <text:p>attack', 'defense', 'stamina', etc.</text:p>
          </table:table-cell>
          <table:table-cell table:style-name="ce6"/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ield.A2:field.E3">
            <calcext:condition calcext:apply-style-name="ConditionalStyle_7" calcext:value="formula-is(regexmatch([.$C2];&quot;.*PRIMARY KEY.*&quot;))" calcext:base-cell-address="field.A2"/>
          </calcext:conditional-format>
          <calcext:conditional-format calcext:target-range-address="field.A2:field.E3">
            <calcext:condition calcext:apply-style-name="ConditionalStyle_8" calcext:value="formula-is(regexmatch([.$C2];&quot;.*(FOREIGN KEY|REFERENCES).*&quot;))" calcext:base-cell-address="field.A2"/>
          </calcext:conditional-format>
          <calcext:conditional-format calcext:target-range-address="field.A2:field.E3">
            <calcext:condition calcext:apply-style-name="ConditionalStyle_4" calcext:value="formula-is([.$A2]=&quot;&quot;)" calcext:base-cell-address="field.A2"/>
          </calcext:conditional-format>
        </calcext:conditional-formats>
      </table:table>
      <table:table table:name="pvp_rank" table:style-name="ta4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43.81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pokemon_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NOT NULL REFERENCES pokemon(pokemon_id)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league_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NOT NULL REFERENCES league(league_id) ON DELETE CASCADE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sort_id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NOT NULL REFERENCES pvp_sort(sort_id) ON DELETE CASCADE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rank</text:p>
          </table:table-cell>
          <table:table-cell table:style-name="ce7" office:value-type="string" calcext:value-type="string">
            <text:p>int</text:p>
          </table:table-cell>
          <table:table-cell table:style-name="ce7" office:value-type="string" calcext:value-type="string">
            <text:p>NOT NULL</text:p>
          </table:table-cell>
          <table:table-cell table:style-name="ce7" office:value-type="string" calcext:value-type="string">
            <text:p>! updates may be complicated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7" office:value-type="string" calcext:value-type="string">
            <text:p>PRIMARY KEY (pokemon_id, league_id, sort_id)</text:p>
          </table:table-cell>
          <table:table-cell table:style-name="ce7" table:number-columns-repeated="2"/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vp_rank.A2:pvp_rank.E6">
            <calcext:condition calcext:apply-style-name="ConditionalStyle_7" calcext:value="formula-is(regexmatch([.$C2];&quot;.*PRIMARY KEY.*&quot;))" calcext:base-cell-address="pvp_rank.A2"/>
          </calcext:conditional-format>
          <calcext:conditional-format calcext:target-range-address="pvp_rank.A2:pvp_rank.E6">
            <calcext:condition calcext:apply-style-name="ConditionalStyle_8" calcext:value="formula-is(regexmatch([.$C2];&quot;.*(FOREIGN KEY|REFERENCES).*&quot;))" calcext:base-cell-address="pvp_rank.A2"/>
          </calcext:conditional-format>
          <calcext:conditional-format calcext:target-range-address="pvp_rank.A2:pvp_rank.E6">
            <calcext:condition calcext:apply-style-name="ConditionalStyle_4" calcext:value="formula-is([.$A2]=&quot;&quot;)" calcext:base-cell-address="pvp_rank.A2"/>
          </calcext:conditional-format>
        </calcext:conditional-formats>
      </table:table>
      <table:table table:name="pvp_sort" table:style-name="ta5"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70.85pt" svg:height="105.76pt" svg:x="341.83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sort_id</text:p>
          </table:table-cell>
          <table:table-cell table:style-name="ce8" office:value-type="string" calcext:value-type="string">
            <text:p>serial</text:p>
          </table:table-cell>
          <table:table-cell table:style-name="ce8" office:value-type="string" calcext:value-type="string">
            <text:p>PRIMARY KEY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sort_group_id</text:p>
          </table:table-cell>
          <table:table-cell table:style-name="ce8" office:value-type="string" calcext:value-type="string">
            <text:p>int</text:p>
          </table:table-cell>
          <table:table-cell table:style-name="ce8" office:value-type="string" calcext:value-type="string">
            <text:p>NOT NULL REFERENCES sort_group(sort_group_id)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ext</text:p>
          </table:table-cell>
          <table:table-cell table:style-name="ce8" office:value-type="string" calcext:value-type="string">
            <text:p>NOT NULL</text:p>
          </table:table-cell>
          <table:table-cell table:style-name="ce8" office:value-type="string" calcext:value-type="string">
            <text:p>Overall', 'Leads', etc.;</text:p>
            <text:p>English only</text:p>
          </table:table-cell>
          <table:table-cell table:style-name="ce9" office:value-type="string" calcext:value-type="string">
            <text:p><text:a xlink:href="https://pvpoke.com/rankings/all/1500/overall/" xlink:type="simple">PvPoke</text:a>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vp_sort.A2:pvp_sort.E4">
            <calcext:condition calcext:apply-style-name="ConditionalStyle_7" calcext:value="formula-is(regexmatch([.$C2];&quot;.*PRIMARY KEY.*&quot;))" calcext:base-cell-address="pvp_sort.A2"/>
          </calcext:conditional-format>
          <calcext:conditional-format calcext:target-range-address="pvp_sort.A2:pvp_sort.E4">
            <calcext:condition calcext:apply-style-name="ConditionalStyle_8" calcext:value="formula-is(regexmatch([.$C2];&quot;.*(FOREIGN KEY|REFERENCES).*&quot;))" calcext:base-cell-address="pvp_sort.A2"/>
          </calcext:conditional-format>
          <calcext:conditional-format calcext:target-range-address="pvp_sort.A2:pvp_sort.E4">
            <calcext:condition calcext:apply-style-name="ConditionalStyle_4" calcext:value="formula-is([.$A2]=&quot;&quot;)" calcext:base-cell-address="pvp_sort.A2"/>
          </calcext:conditional-format>
        </calcext:conditional-formats>
      </table:table>
      <table:table table:name="pvp_sort_group" table:style-name="ta6">
        <table:table-column table:style-name="co1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62.54pt" svg:height="105.76pt" svg:x="204.3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sort_group_id</text:p>
          </table:table-cell>
          <table:table-cell table:style-name="ce10" office:value-type="string" calcext:value-type="string">
            <text:p>serial</text:p>
          </table:table-cell>
          <table:table-cell table:style-name="ce10" office:value-type="string" calcext:value-type="string">
            <text:p>PRIMARY KEY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ext</text:p>
          </table:table-cell>
          <table:table-cell table:style-name="ce10" office:value-type="string" calcext:value-type="string">
            <text:p>NOT NULL UNIQUE</text:p>
          </table:table-cell>
          <table:table-cell table:style-name="ce10" office:value-type="string" calcext:value-type="string">
            <text:p>Categories', 'Stats';</text:p>
            <text:p>English only</text:p>
          </table:table-cell>
          <table:table-cell table:style-name="ce11" office:value-type="string" calcext:value-type="string">
            <text:p><text:a xlink:href="https://pvpoke.com/rankings/all/1500/overall/" xlink:type="simple">PvPoke</text:a>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vp_sort_group.A2:pvp_sort_group.E3">
            <calcext:condition calcext:apply-style-name="ConditionalStyle_7" calcext:value="formula-is(regexmatch([.$C2];&quot;.*PRIMARY KEY.*&quot;))" calcext:base-cell-address="pvp_sort_group.A2"/>
          </calcext:conditional-format>
          <calcext:conditional-format calcext:target-range-address="pvp_sort_group.A2:pvp_sort_group.E3">
            <calcext:condition calcext:apply-style-name="ConditionalStyle_8" calcext:value="formula-is(regexmatch([.$C2];&quot;.*(FOREIGN KEY|REFERENCES).*&quot;))" calcext:base-cell-address="pvp_sort_group.A2"/>
          </calcext:conditional-format>
          <calcext:conditional-format calcext:target-range-address="pvp_sort_group.A2:pvp_sort_group.E3">
            <calcext:condition calcext:apply-style-name="ConditionalStyle_4" calcext:value="formula-is([.$A2]=&quot;&quot;)" calcext:base-cell-address="pvp_sort_group.A2"/>
          </calcext:conditional-format>
        </calcext:conditional-formats>
      </table:table>
      <table:table table:name="league_name" table:style-name="ta7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12" office:value-type="string" calcext:value-type="string">
            <text:p>league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REFERENCES league(league_id) ON DELETE CASCADE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language_id</text:p>
          </table:table-cell>
          <table:table-cell table:style-name="ce12" office:value-type="string" calcext:value-type="string">
            <text:p>int</text:p>
          </table:table-cell>
          <table:table-cell table:style-name="ce12" office:value-type="string" calcext:value-type="string">
            <text:p>NOT NULL REFERENCES language(language_id)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NOT NULL</text:p>
          </table:table-cell>
          <table:table-cell table:style-name="ce12" table:number-columns-repeated="2"/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PRIMARY KEY (league_id, language_id)</text:p>
          </table:table-cell>
          <table:table-cell table:style-name="ce12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eague_name.A2:league_name.E5">
            <calcext:condition calcext:apply-style-name="ConditionalStyle_7" calcext:value="formula-is(regexmatch([.$C2];&quot;.*PRIMARY KEY.*&quot;))" calcext:base-cell-address="league_name.A2"/>
          </calcext:conditional-format>
          <calcext:conditional-format calcext:target-range-address="league_name.A2:league_name.E5">
            <calcext:condition calcext:apply-style-name="ConditionalStyle_8" calcext:value="formula-is(regexmatch([.$C2];&quot;.*(FOREIGN KEY|REFERENCES).*&quot;))" calcext:base-cell-address="league_name.A2"/>
          </calcext:conditional-format>
          <calcext:conditional-format calcext:target-range-address="league_name.A2:league_name.E5">
            <calcext:condition calcext:apply-style-name="ConditionalStyle_4" calcext:value="formula-is([.$A2]=&quot;&quot;)" calcext:base-cell-address="league_name.A2"/>
          </calcext:conditional-format>
        </calcext:conditional-formats>
      </table:table>
      <table:table table:name="league" table:style-name="ta8"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66.69pt" svg:height="105.76pt" svg:x="166.8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league_id</text:p>
          </table:table-cell>
          <table:table-cell table:style-name="ce13" office:value-type="string" calcext:value-type="string">
            <text:p>serial</text:p>
          </table:table-cell>
          <table:table-cell table:style-name="ce13" office:value-type="string" calcext:value-type="string">
            <text:p>PRIMARY KEY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restriction</text:p>
          </table:table-cell>
          <table:table-cell table:style-name="ce13" office:value-type="string" calcext:value-type="string">
            <text:p>text</text:p>
          </table:table-cell>
          <table:table-cell table:style-name="ce13"/>
          <table:table-cell table:style-name="ce13" office:value-type="string" calcext:value-type="string">
            <text:p>cp-1500', 'cp-2500', Null</text:p>
          </table:table-cell>
          <table:table-cell table:style-name="ce13" office:value-type="string" calcext:value-type="string">
            <text:p>needs intelligent substitution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eague.A2:league.E3">
            <calcext:condition calcext:apply-style-name="ConditionalStyle_7" calcext:value="formula-is(regexmatch([.$C2];&quot;.*PRIMARY KEY.*&quot;))" calcext:base-cell-address="league.A2"/>
          </calcext:conditional-format>
          <calcext:conditional-format calcext:target-range-address="league.A2:league.E3">
            <calcext:condition calcext:apply-style-name="ConditionalStyle_8" calcext:value="formula-is(regexmatch([.$C2];&quot;.*(FOREIGN KEY|REFERENCES).*&quot;))" calcext:base-cell-address="league.A2"/>
          </calcext:conditional-format>
          <calcext:conditional-format calcext:target-range-address="league.A2:league.E3">
            <calcext:condition calcext:apply-style-name="ConditionalStyle_4" calcext:value="formula-is([.$A2]=&quot;&quot;)" calcext:base-cell-address="league.A2"/>
          </calcext:conditional-format>
        </calcext:conditional-formats>
      </table:table>
      <table:table table:name="raid_rank" table:style-name="ta9"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21.59pt" svg:height="105.76pt" svg:x="318.2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pokemon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NOT NULL REFERENCES pokemon(pokemon_id)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type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NOT NULL REFERENCES type(type_id) ON DELETE CASCADE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sort_id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NOT NULL REFERENCES raid_sort(sort_id) ON DELETE CASCADE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including_shadow</text:p>
          </table:table-cell>
          <table:table-cell table:style-name="ce14" office:value-type="string" calcext:value-type="string">
            <text:p>BOOL</text:p>
          </table:table-cell>
          <table:table-cell table:style-name="ce14" office:value-type="string" calcext:value-type="string">
            <text:p>NOT NULL</text:p>
          </table:table-cell>
          <table:table-cell table:style-name="ce15"/>
          <table:table-cell table:style-name="ce14"/>
          <table:table-cell table:number-columns-repeated="1019"/>
        </table:table-row>
        <table:table-row table:style-name="ro1">
          <table:table-cell table:style-name="ce14" office:value-type="string" calcext:value-type="string">
            <text:p>including_legendary</text:p>
          </table:table-cell>
          <table:table-cell table:style-name="ce14" office:value-type="string" calcext:value-type="string">
            <text:p>BOOL</text:p>
          </table:table-cell>
          <table:table-cell table:style-name="ce14" office:value-type="string" calcext:value-type="string">
            <text:p>NOT NULL</text:p>
          </table:table-cell>
          <table:table-cell table:style-name="ce15"/>
          <table:table-cell table:style-name="ce14"/>
          <table:table-cell table:number-columns-repeated="1019"/>
        </table:table-row>
        <table:table-row table:style-name="ro1">
          <table:table-cell table:style-name="ce14" office:value-type="string" calcext:value-type="string">
            <text:p>including_mega</text:p>
          </table:table-cell>
          <table:table-cell table:style-name="ce14" office:value-type="string" calcext:value-type="string">
            <text:p>BOOL</text:p>
          </table:table-cell>
          <table:table-cell table:style-name="ce14" office:value-type="string" calcext:value-type="string">
            <text:p>NOT NULL</text:p>
          </table:table-cell>
          <table:table-cell table:style-name="ce15"/>
          <table:table-cell table:style-name="ce14"/>
          <table:table-cell table:number-columns-repeated="1019"/>
        </table:table-row>
        <table:table-row table:style-name="ro1">
          <table:table-cell table:style-name="ce14" office:value-type="string" calcext:value-type="string">
            <text:p>rank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NOT NULL</text:p>
          </table:table-cell>
          <table:table-cell table:style-name="ce14" office:value-type="string" calcext:value-type="string">
            <text:p>! updates may be complicated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string" calcext:value-type="string">
            <text:p>sim_url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NOT NULL</text:p>
          </table:table-cell>
          <table:table-cell table:style-name="ce16" office:value-type="string" calcext:value-type="string">
            <text:p><text:a xlink:href="https://www.pokebattler.com/raids/defenders/ABOMASNOW_MEGA/levels/RAID_LEVEL_MEGA/attackers/levels/40/strategies/CINEMATIC_ATTACK_WHEN_POSSIBLE/DEFENSE_RANDOM_MC?sort=ESTIMATOR&amp;weatherCondition=CLEAR&amp;dodgeStrategy=DODGE_REACTION_TIME&amp;aggregation=AVERAGE&amp;includeLegendary=true&amp;includeShadow=true&amp;includeMegas=true&amp;attackerTypes=POKEMON_TYPE_ALL&amp;primalAssistants=&amp;friendLevel=FRIENDSHIP_LEVEL_1&amp;numParty=1" xlink:type="simple">https://www.pokebattler.com/raids/defenders/ABOMASNOW_MEGA/levels/RAID_LEVEL_MEGA/attackers/levels/40/strategies/CINEMATIC_ATTACK_WHEN_POSSIBLE/DEFENSE_RANDOM_MC?sort=ESTIMATOR&amp;weatherCondition=CLEAR&amp;dodgeStrategy=DODGE_REACTION_TIME&amp;aggregation=AVERAGE&amp;includeLegendary=true&amp;includeShadow=true&amp;includeMegas=true&amp;attackerTypes=POKEMON_TYPE_ALL&amp;primalAssistants=&amp;friendLevel=FRIENDSHIP_LEVEL_1&amp;numParty=1'</text:a>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PRIMARY KEY (type_id, pokemon_id, sort_id, including_shadow, including_legendary, including_mega)</text:p>
          </table:table-cell>
          <table:table-cell table:style-name="ce14" table:number-columns-repeated="2"/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aid_rank.A2:raid_rank.E10">
            <calcext:condition calcext:apply-style-name="ConditionalStyle_7" calcext:value="formula-is(regexmatch([.$C2];&quot;.*PRIMARY KEY.*&quot;))" calcext:base-cell-address="raid_rank.A2"/>
          </calcext:conditional-format>
          <calcext:conditional-format calcext:target-range-address="raid_rank.A2:raid_rank.E10">
            <calcext:condition calcext:apply-style-name="ConditionalStyle_8" calcext:value="formula-is(regexmatch([.$C2];&quot;.*(FOREIGN KEY|REFERENCES).*&quot;))" calcext:base-cell-address="raid_rank.A2"/>
          </calcext:conditional-format>
          <calcext:conditional-format calcext:target-range-address="raid_rank.A2:raid_rank.E10">
            <calcext:condition calcext:apply-style-name="ConditionalStyle_4" calcext:value="formula-is([.$A2]=&quot;&quot;)" calcext:base-cell-address="raid_rank.A2"/>
          </calcext:conditional-format>
        </calcext:conditional-formats>
      </table:table>
      <table:table table:name="raid_sort" table:style-name="ta10">
        <table:table-column table:style-name="co15" table:default-cell-style-name="Default"/>
        <table:table-column table:style-name="co7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32.7pt" svg:height="105.76pt" svg:x="183.4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ort_id</text:p>
          </table:table-cell>
          <table:table-cell table:style-name="ce17" office:value-type="string" calcext:value-type="string">
            <text:p>serial</text:p>
          </table:table-cell>
          <table:table-cell table:style-name="ce17" office:value-type="string" calcext:value-type="string">
            <text:p>PRIMARY KEY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NOT NULL</text:p>
          </table:table-cell>
          <table:table-cell table:style-name="ce17" office:value-type="string" calcext:value-type="string">
            <text:p>Estimator', 'Overall', 'Win%', etc.;</text:p>
            <text:p>English only</text:p>
          </table:table-cell>
          <table:table-cell table:style-name="ce18" office:value-type="string" calcext:value-type="string">
            <text:p><text:a xlink:href="https://www.pokebattler.com/raids/defenders/ABOMASNOW_MEGA/levels/RAID_LEVEL_MEGA/attackers/levels/40/strategies/CINEMATIC_ATTACK_WHEN_POSSIBLE/DEFENSE_RANDOM_MC?sort=ESTIMATOR&amp;weatherCondition=CLEAR&amp;dodgeStrategy=DODGE_REACTION_TIME&amp;aggregation=AVERAGE&amp;includeLegendary=true&amp;includeShadow=true&amp;includeMegas=true&amp;attackerTypes=POKEMON_TYPE_ALL&amp;primalAssistants=&amp;friendLevel=FRIENDSHIP_LEVEL_1&amp;numParty=1" xlink:type="simple">Pokebattler</text:a>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aid_sort.A2:raid_sort.E3">
            <calcext:condition calcext:apply-style-name="ConditionalStyle_7" calcext:value="formula-is(regexmatch([.$C2];&quot;.*PRIMARY KEY.*&quot;))" calcext:base-cell-address="raid_sort.A2"/>
          </calcext:conditional-format>
          <calcext:conditional-format calcext:target-range-address="raid_sort.A2:raid_sort.E3">
            <calcext:condition calcext:apply-style-name="ConditionalStyle_8" calcext:value="formula-is(regexmatch([.$C2];&quot;.*(FOREIGN KEY|REFERENCES).*&quot;))" calcext:base-cell-address="raid_sort.A2"/>
          </calcext:conditional-format>
          <calcext:conditional-format calcext:target-range-address="raid_sort.A2:raid_sort.E3">
            <calcext:condition calcext:apply-style-name="ConditionalStyle_4" calcext:value="formula-is([.$A2]=&quot;&quot;)" calcext:base-cell-address="raid_sort.A2"/>
          </calcext:conditional-format>
        </calcext:conditional-formats>
      </table:table>
      <table:table table:name="raid_sim_settings" table:style-name="ta11">
        <table:table-column table:style-name="co24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27.15pt" svg:height="105.76pt" svg:x="314.0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type_id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string" calcext:value-type="string">
            <text:p>NOT NULL PRIMARY KEY REFERENCES type(type_id) ON DELETE CASCADE</text:p>
          </table:table-cell>
          <table:table-cell table:style-name="ce19" office:value-type="string" calcext:value-type="string">
            <text:p>Simulation is per Attacking Type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19" office:value-type="string" calcext:value-type="string">
            <text:p>pokemon1_id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string" calcext:value-type="string">
            <text:p>NOT NULL REFERENCES pokemon(pokemon_id)</text:p>
          </table:table-cell>
          <table:table-cell table:style-name="ce19" office:value-type="string" calcext:value-type="string">
            <text:p>Primary Raid Boss Pokémon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19" office:value-type="string" calcext:value-type="string">
            <text:p>pokemon2_id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string" calcext:value-type="string">
            <text:p>REFERENCES pokemon(pokemon_id)</text:p>
          </table:table-cell>
          <table:table-cell table:style-name="ce19" office:value-type="string" calcext:value-type="string">
            <text:p>Optional Backup Raid Boss Pokémon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19" office:value-type="string" calcext:value-type="string">
            <text:p>pokemon3_id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string" calcext:value-type="string">
            <text:p>REFERENCES pokemon(pokemon_id)</text:p>
          </table:table-cell>
          <table:table-cell table:style-name="ce19" office:value-type="string" calcext:value-type="string">
            <text:p>Optional Backup Raid Boss Pokémon</text:p>
          </table:table-cell>
          <table:table-cell table:style-name="ce19"/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<text:span text:style-name="T1">Party Power: off</text:span></text:p>
            <text:p><text:span text:style-name="T1">weather = type(type_id).weather_id</text:span></text:p>
            <text:p><text:span text:style-name="T1">Friend Level: 1 (Good)</text:span></text:p>
            <text:p><text:span text:style-name="T2">Rest: </text:span><text:span text:style-name="T3">trivial</text:span></text:p>
          </table:table-cell>
          <table:table-cell table:style-name="ce19"/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aid_sim_settings.A2:raid_sim_settings.E6">
            <calcext:condition calcext:apply-style-name="ConditionalStyle_7" calcext:value="formula-is(regexmatch([.$C2];&quot;.*PRIMARY KEY.*&quot;))" calcext:base-cell-address="raid_sim_settings.A2"/>
          </calcext:conditional-format>
          <calcext:conditional-format calcext:target-range-address="raid_sim_settings.A2:raid_sim_settings.E6">
            <calcext:condition calcext:apply-style-name="ConditionalStyle_8" calcext:value="formula-is(regexmatch([.$C2];&quot;.*(FOREIGN KEY|REFERENCES).*&quot;))" calcext:base-cell-address="raid_sim_settings.A2"/>
          </calcext:conditional-format>
          <calcext:conditional-format calcext:target-range-address="raid_sim_settings.A2:raid_sim_settings.E6">
            <calcext:condition calcext:apply-style-name="ConditionalStyle_4" calcext:value="formula-is([.$A2]=&quot;&quot;)" calcext:base-cell-address="raid_sim_settings.A2"/>
          </calcext:conditional-format>
        </calcext:conditional-formats>
      </table:table>
      <table:table table:name="cday_move" table:style-name="ta1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cday_id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NOT NULL REFERENCES cday(cday_id)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pokemon_id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NOT NULL REFERENCES pokemon(pokemon_id)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move_id</text:p>
          </table:table-cell>
          <table:table-cell table:style-name="ce20" office:value-type="string" calcext:value-type="string">
            <text:p>int</text:p>
          </table:table-cell>
          <table:table-cell table:style-name="ce20" office:value-type="string" calcext:value-type="string">
            <text:p>NOT NULL REFERENCES move(move_id)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PRIMARY KEY (cday_id, pokemon_id, move_id)</text:p>
          </table:table-cell>
          <table:table-cell table:style-name="ce20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day_move.A2:cday_move.E5">
            <calcext:condition calcext:apply-style-name="ConditionalStyle_7" calcext:value="formula-is(regexmatch([.$C2];&quot;.*PRIMARY KEY.*&quot;))" calcext:base-cell-address="cday_move.A2"/>
          </calcext:conditional-format>
          <calcext:conditional-format calcext:target-range-address="cday_move.A2:cday_move.E5">
            <calcext:condition calcext:apply-style-name="ConditionalStyle_8" calcext:value="formula-is(regexmatch([.$C2];&quot;.*(FOREIGN KEY|REFERENCES).*&quot;))" calcext:base-cell-address="cday_move.A2"/>
          </calcext:conditional-format>
          <calcext:conditional-format calcext:target-range-address="cday_move.A2:cday_move.E5">
            <calcext:condition calcext:apply-style-name="ConditionalStyle_4" calcext:value="formula-is([.$A2]=&quot;&quot;)" calcext:base-cell-address="cday_move.A2"/>
          </calcext:conditional-format>
        </calcext:conditional-formats>
      </table:table>
      <table:table table:name="cday" table:style-name="ta13">
        <table:table-column table:style-name="co3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42pt" svg:height="105.76pt" svg:x="167.53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day_id</text:p>
          </table:table-cell>
          <table:table-cell table:style-name="ce21" office:value-type="string" calcext:value-type="string">
            <text:p>serial</text:p>
          </table:table-cell>
          <table:table-cell table:style-name="ce21" office:value-type="string" calcext:value-type="string">
            <text:p>PRIMARY KEY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start_date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NOT NULL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end_date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NOT NULL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classic</text:p>
          </table:table-cell>
          <table:table-cell table:style-name="ce21" office:value-type="string" calcext:value-type="string">
            <text:p>BOOL</text:p>
          </table:table-cell>
          <table:table-cell table:style-name="ce21" office:value-type="string" calcext:value-type="string">
            <text:p>NOT NULL</text:p>
          </table:table-cell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xxl</text:p>
          </table:table-cell>
          <table:table-cell table:style-name="ce21" office:value-type="string" calcext:value-type="string">
            <text:p>BOOL</text:p>
          </table:table-cell>
          <table:table-cell table:style-name="ce21" office:value-type="string" calcext:value-type="string">
            <text:p>NOT NULL</text:p>
          </table:table-cell>
          <table:table-cell table:style-name="ce21" table:number-columns-repeated="2"/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day.A2:cday.E6">
            <calcext:condition calcext:apply-style-name="ConditionalStyle_7" calcext:value="formula-is(regexmatch([.$C2];&quot;.*PRIMARY KEY.*&quot;))" calcext:base-cell-address="cday.A2"/>
          </calcext:conditional-format>
          <calcext:conditional-format calcext:target-range-address="cday.A2:cday.E6">
            <calcext:condition calcext:apply-style-name="ConditionalStyle_8" calcext:value="formula-is(regexmatch([.$C2];&quot;.*(FOREIGN KEY|REFERENCES).*&quot;))" calcext:base-cell-address="cday.A2"/>
          </calcext:conditional-format>
          <calcext:conditional-format calcext:target-range-address="cday.A2:cday.E6">
            <calcext:condition calcext:apply-style-name="ConditionalStyle_4" calcext:value="formula-is([.$A2]=&quot;&quot;)" calcext:base-cell-address="cday.A2"/>
          </calcext:conditional-format>
        </calcext:conditional-formats>
      </table:table>
      <table:table table:name="pokemon_has_move" table:style-name="ta14"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66.77pt" svg:height="105.76pt" svg:x="361.28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pokemon_id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NOT NULL REFERENCES pokemon(pokemon_id) ON DELETE CASCADE</text:p>
          </table:table-cell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move_id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NOT NULL REFERENCES move(move_id) ON DELETE CASCADE</text:p>
          </table:table-cell>
          <table:table-cell table:style-name="ce22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availability_id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string" calcext:value-type="string">
            <text:p>REFERENCES move_availability_type(availability_id)</text:p>
          </table:table-cell>
          <table:table-cell table:style-name="ce23" office:value-type="string" calcext:value-type="string">
            <text:p>"Normal', 'Legacy', etc.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22" table:number-columns-repeated="2"/>
          <table:table-cell table:style-name="ce22" office:value-type="string" calcext:value-type="string">
            <text:p>PRIMARY KEY (pokemon_id, move_id)</text:p>
          </table:table-cell>
          <table:table-cell table:style-name="ce22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kemon_has_move.A2:pokemon_has_move.E5">
            <calcext:condition calcext:apply-style-name="ConditionalStyle_7" calcext:value="formula-is(regexmatch([.$C2];&quot;.*PRIMARY KEY.*&quot;))" calcext:base-cell-address="pokemon_has_move.A2"/>
          </calcext:conditional-format>
          <calcext:conditional-format calcext:target-range-address="pokemon_has_move.A2:pokemon_has_move.E5">
            <calcext:condition calcext:apply-style-name="ConditionalStyle_8" calcext:value="formula-is(regexmatch([.$C2];&quot;.*(FOREIGN KEY|REFERENCES).*&quot;))" calcext:base-cell-address="pokemon_has_move.A2"/>
          </calcext:conditional-format>
          <calcext:conditional-format calcext:target-range-address="pokemon_has_move.A2:pokemon_has_move.E5">
            <calcext:condition calcext:apply-style-name="ConditionalStyle_4" calcext:value="formula-is([.$A2]=&quot;&quot;)" calcext:base-cell-address="pokemon_has_move.A2"/>
          </calcext:conditional-format>
        </calcext:conditional-formats>
      </table:table>
      <table:table table:name="move_availability_type" table:style-name="ta15">
        <table:table-column table:style-name="co3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22.95pt" svg:height="105.76pt" svg:x="204.3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availability_id</text:p>
          </table:table-cell>
          <table:table-cell table:style-name="ce25" office:value-type="string" calcext:value-type="string">
            <text:p>serial</text:p>
          </table:table-cell>
          <table:table-cell table:style-name="ce25" office:value-type="string" calcext:value-type="string">
            <text:p>PRIMARY KEY</text:p>
          </table:table-cell>
          <table:table-cell table:style-name="ce25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text</text:p>
          </table:table-cell>
          <table:table-cell table:style-name="ce25" office:value-type="string" calcext:value-type="string">
            <text:p>NOT NULL</text:p>
          </table:table-cell>
          <table:table-cell table:style-name="ce25" office:value-type="string" calcext:value-type="string">
            <text:p>Normal', 'Legacy', etc.;</text:p>
            <text:p>English only</text:p>
          </table:table-cell>
          <table:table-cell table:style-name="ce25"/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ve_availability_type.A2:move_availability_type.E3">
            <calcext:condition calcext:apply-style-name="ConditionalStyle_7" calcext:value="formula-is(regexmatch([.$C2];&quot;.*PRIMARY KEY.*&quot;))" calcext:base-cell-address="move_availability_type.A2"/>
          </calcext:conditional-format>
          <calcext:conditional-format calcext:target-range-address="move_availability_type.A2:move_availability_type.E3">
            <calcext:condition calcext:apply-style-name="ConditionalStyle_8" calcext:value="formula-is(regexmatch([.$C2];&quot;.*(FOREIGN KEY|REFERENCES).*&quot;))" calcext:base-cell-address="move_availability_type.A2"/>
          </calcext:conditional-format>
          <calcext:conditional-format calcext:target-range-address="move_availability_type.A2:move_availability_type.E3">
            <calcext:condition calcext:apply-style-name="ConditionalStyle_4" calcext:value="formula-is([.$A2]=&quot;&quot;)" calcext:base-cell-address="move_availability_type.A2"/>
          </calcext:conditional-format>
        </calcext:conditional-formats>
      </table:table>
      <table:table table:name="pokemon_name" table:style-name="ta16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pokemon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OT NULL REFERENCES pokemon(pokemon_id) ON DELETE CASCADE</text:p>
          </table:table-cell>
          <table:table-cell table:style-name="ce26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>
            <text:p>language_id</text:p>
          </table:table-cell>
          <table:table-cell table:style-name="ce26" office:value-type="string" calcext:value-type="string">
            <text:p>int</text:p>
          </table:table-cell>
          <table:table-cell table:style-name="ce26" office:value-type="string" calcext:value-type="string">
            <text:p>NOT NULL REFERENCES language(language_id)</text:p>
          </table:table-cell>
          <table:table-cell table:style-name="ce26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text</text:p>
          </table:table-cell>
          <table:table-cell table:style-name="ce26" office:value-type="string" calcext:value-type="string">
            <text:p>NOT NULL</text:p>
          </table:table-cell>
          <table:table-cell table:style-name="ce26" table:number-columns-repeated="2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PRIMARY KEY (pokemon_id, language_id)</text:p>
          </table:table-cell>
          <table:table-cell table:style-name="ce26" table:number-columns-repeated="2"/>
          <table:table-cell table:number-columns-repeated="1019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CREATE INDEX ix_pokemon_filter_name ON pokemon_name (lower(unaccent(name)))</text:p>
          </table:table-cell>
          <table:table-cell table:style-name="ce26" table:number-columns-repeated="2"/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kemon_name.A2:pokemon_name.E6">
            <calcext:condition calcext:apply-style-name="ConditionalStyle_7" calcext:value="formula-is(regexmatch([.$C2];&quot;.*PRIMARY KEY.*&quot;))" calcext:base-cell-address="pokemon_name.A2"/>
          </calcext:conditional-format>
          <calcext:conditional-format calcext:target-range-address="pokemon_name.A2:pokemon_name.E6">
            <calcext:condition calcext:apply-style-name="ConditionalStyle_8" calcext:value="formula-is(regexmatch([.$C2];&quot;.*(FOREIGN KEY|REFERENCES).*&quot;))" calcext:base-cell-address="pokemon_name.A2"/>
          </calcext:conditional-format>
          <calcext:conditional-format calcext:target-range-address="pokemon_name.A2:pokemon_name.E6">
            <calcext:condition calcext:apply-style-name="ConditionalStyle_4" calcext:value="formula-is([.$A2]=&quot;&quot;)" calcext:base-cell-address="pokemon_name.A2"/>
          </calcext:conditional-format>
        </calcext:conditional-formats>
      </table:table>
      <table:table table:name="pokemon" table:style-name="ta17"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443.82pt" svg:height="105.76pt" svg:x="336.98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pokemon_id</text:p>
          </table:table-cell>
          <table:table-cell table:style-name="ce27" office:value-type="string" calcext:value-type="string">
            <text:p>serial</text:p>
          </table:table-cell>
          <table:table-cell table:style-name="ce27" office:value-type="string" calcext:value-type="string">
            <text:p>PRIMARY KEY</text:p>
          </table:table-cell>
          <table:table-cell table:style-name="ce27" office:value-type="string" calcext:value-type="string">
            <text:p>surrogate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generation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region_id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 REFERENCES region(region_id)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dex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</text:p>
          </table:table-cell>
          <table:table-cell table:style-name="ce27" office:value-type="string" calcext:value-type="string">
            <text:p>1, 2, 3, 4, 5, 6, 7, ...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form_code</text:p>
          </table:table-cell>
          <table:table-cell table:style-name="ce27" office:value-type="string" calcext:value-type="string">
            <text:p>text</text:p>
          </table:table-cell>
          <table:table-cell table:style-name="ce27" office:value-type="string" calcext:value-type="string">
            <text:p>NOT NULL DEFAULT 'base'</text:p>
          </table:table-cell>
          <table:table-cell table:style-name="ce27" office:value-type="string" calcext:value-type="string">
            <text:p>base', 'M', 'MX', 'MY', 'Gm', 'A', 'G', 'H', ...</text:p>
          </table:table-cell>
          <table:table-cell table:style-name="ce27" office:value-type="string" calcext:value-type="string">
            <text:p>UNIQUE (dex, form_code)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ype1_id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 REFERENCES type(type_id)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type2_id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REFERENCES type(type_id)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attack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defense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stamina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buddy_distance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 CONSTRAINT CHK_buddy_distance CHECK (buddy_distance IN (1, 3, 5, 20))</text:p>
          </table:table-cell>
          <table:table-cell table:style-name="ce1" office:value-type="string" calcext:value-type="string">
            <office:annotation draw:style-name="gr4" draw:text-style-name="P2" svg:width="327.09pt" svg:height="200.24pt" svg:x="523.84pt" svg:y="196.5pt" draw:caption-point-x="-11.54pt" draw:caption-point-y="-22.99pt">
              <dc:date>2025-11-30T00:00:00</dc:date>
              <text:p text:style-name="P1">Optional columns:</text:p>
              <text:p text:style-name="P1">Mega Energy reward For walking as a Buddy</text:p>
              <text:p text:style-name="P1">Movement type</text:p>
              <text:p text:style-name="P1">Movement Timer</text:p>
              <text:p text:style-name="P1">Jump Time</text:p>
              <text:p text:style-name="P1">Attack Probability</text:p>
              <text:p text:style-name="P1">Attack Timer</text:p>
              <text:p text:style-name="P1">Dodge Probability</text:p>
              <text:p text:style-name="P1">Dodge Duration</text:p>
              <text:p text:style-name="P1">Dodge Distance</text:p>
              <text:p text:style-name="P1">Min Action Frequency</text:p>
              <text:p text:style-name="P1">Max Action Frequency</text:p>
            </office:annotation>
            <text:p>column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released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NOT NULL</text:p>
          </table:table-cell>
          <table:table-cell table:style-name="ce27"/>
          <table:table-cell table:style-name="ce27" office:value-type="string" calcext:value-type="string">
            <text:p>CHECK for valid date (allow planning into future!)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shiny_released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NOT NULL</text:p>
          </table:table-cell>
          <table:table-cell table:style-name="ce27"/>
          <table:table-cell table:style-name="ce27" office:value-type="string" calcext:value-type="string">
            <text:p>CHECK for valid date (allow planning into future!)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gym_defender_rank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family_of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 REFERENCES pokemon(pokemon_id)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stage_id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NOT NULL REFERENCES stage(stage_id)</text:p>
          </table:table-cell>
          <table:table-cell table:style-name="ce27" office:value-type="string" calcext:value-type="string">
            <text:p>-1 = baby, 0 = base, 1 = stage 1, 2 = stage 2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evolves_from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REFERENCES pokemon(pokemon_id)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candy_cost</text:p>
          </table:table-cell>
          <table:table-cell table:style-name="ce27" office:value-type="string" calcext:value-type="string">
            <text:p>int</text:p>
          </table:table-cell>
          <table:table-cell table:style-name="ce27"/>
          <table:table-cell table:style-name="ce27" office:value-type="string" calcext:value-type="string">
            <text:p>from previous stage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mega_energy_cost</text:p>
          </table:table-cell>
          <table:table-cell table:style-name="ce27" office:value-type="string" calcext:value-type="string">
            <text:p>int</text:p>
          </table:table-cell>
          <table:table-cell table:style-name="ce27"/>
          <table:table-cell table:style-name="ce27" office:value-type="string" calcext:value-type="string">
            <text:p>from previous stage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purification_cost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evolution_item_id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REFERENCES evolution_item(evolution_item_id)</text:p>
          </table:table-cell>
          <table:table-cell table:style-name="ce27" office:value-type="string" calcext:value-type="string">
            <text:p>from previous stage</text:p>
          </table:table-cell>
          <table:table-cell table:style-name="ce28"/>
          <table:table-cell table:number-columns-repeated="1019"/>
        </table:table-row>
        <table:table-row table:style-name="ro1">
          <table:table-cell table:style-name="ce27" office:value-type="string" calcext:value-type="string">
            <text:p>color_id</text:p>
          </table:table-cell>
          <table:table-cell table:style-name="ce27" office:value-type="string" calcext:value-type="string">
            <text:p>int</text:p>
          </table:table-cell>
          <table:table-cell table:style-name="ce27" office:value-type="string" calcext:value-type="string">
            <text:p>REFERENCES color(color_id)</text:p>
          </table:table-cell>
          <table:table-cell table:style-name="ce27"/>
          <table:table-cell table:style-name="ce29" office:value-type="string" calcext:value-type="string">
            <text:p><text:a xlink:href="https://www.pokewiki.de/Farbe" xlink:type="simple">Reference</text:a>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height</text:p>
          </table:table-cell>
          <table:table-cell table:style-name="ce27" office:value-type="string" calcext:value-type="string">
            <text:p>float</text:p>
          </table:table-cell>
          <table:table-cell table:style-name="ce27" office:value-type="string" calcext:value-type="string">
            <text:p>NOT NULL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float</text:p>
          </table:table-cell>
          <table:table-cell table:style-name="ce27" office:value-type="string" calcext:value-type="string">
            <text:p>NOT NULL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tradeable</text:p>
          </table:table-cell>
          <table:table-cell table:style-name="ce27" office:value-type="string" calcext:value-type="string">
            <text:p>BOOL</text:p>
          </table:table-cell>
          <table:table-cell table:style-name="ce27" office:value-type="string" calcext:value-type="string">
            <text:p>NOT NULL</text:p>
          </table:table-cell>
          <table:table-cell table:style-name="ce27"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sword_shield_available</text:p>
          </table:table-cell>
          <table:table-cell table:style-name="ce27" office:value-type="string" calcext:value-type="string">
            <text:p>BOOL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scarlet_violet_available</text:p>
          </table:table-cell>
          <table:table-cell table:style-name="ce27" office:value-type="string" calcext:value-type="string">
            <text:p>BOOL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home_transferrable</text:p>
          </table:table-cell>
          <table:table-cell table:style-name="ce27" office:value-type="string" calcext:value-type="string">
            <text:p>BOOL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base_catch_rate</text:p>
          </table:table-cell>
          <table:table-cell table:style-name="ce27" office:value-type="string" calcext:value-type="string">
            <text:p>float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base_flee_rate</text:p>
          </table:table-cell>
          <table:table-cell table:style-name="ce27" office:value-type="string" calcext:value-type="string">
            <text:p>float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catch_cand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catch_stardust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move_add_cand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3"/>
          <table:table-cell table:number-columns-repeated="1019"/>
        </table:table-row>
        <table:table-row table:style-name="ro1">
          <table:table-cell table:style-name="ce27" office:value-type="string" calcext:value-type="string">
            <text:p>move_add_stardust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3"/>
          <table:table-cell table:number-columns-repeated="1019"/>
        </table:table-row>
        <table:table-row table:style-name="ro1" table:number-rows-repeated="6">
          <table:table-cell table:style-name="ce27" table:number-columns-repeated="5"/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okemon.A2:pokemon.C41 pokemon.D2:pokemon.D11 pokemon.E2:pokemon.E41 pokemon.D13:pokemon.D41">
            <calcext:condition calcext:apply-style-name="ConditionalStyle_7" calcext:value="formula-is(regexmatch([.$C2];&quot;.*PRIMARY KEY.*&quot;))" calcext:base-cell-address="pokemon.A2"/>
          </calcext:conditional-format>
          <calcext:conditional-format calcext:target-range-address="pokemon.A2:pokemon.C41 pokemon.D2:pokemon.D11 pokemon.E2:pokemon.E41 pokemon.D13:pokemon.D41">
            <calcext:condition calcext:apply-style-name="ConditionalStyle_8" calcext:value="formula-is(regexmatch([.$C2];&quot;.*(FOREIGN KEY|REFERENCES).*&quot;))" calcext:base-cell-address="pokemon.A2"/>
          </calcext:conditional-format>
          <calcext:conditional-format calcext:target-range-address="pokemon.A2:pokemon.C41 pokemon.D2:pokemon.D11 pokemon.E2:pokemon.E41 pokemon.D13:pokemon.D41">
            <calcext:condition calcext:apply-style-name="ConditionalStyle_4" calcext:value="formula-is([.$A2]=&quot;&quot;)" calcext:base-cell-address="pokemon.A2"/>
          </calcext:conditional-format>
        </calcext:conditional-formats>
      </table:table>
      <table:table table:name="color_name" table:style-name="ta18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color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NOT NULL REFERENCES color(color_id) ON DELETE CASCADE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>
            <text:p>language_id</text:p>
          </table:table-cell>
          <table:table-cell table:style-name="ce30" office:value-type="string" calcext:value-type="string">
            <text:p>int</text:p>
          </table:table-cell>
          <table:table-cell table:style-name="ce30" office:value-type="string" calcext:value-type="string">
            <text:p>NOT NULL REFERENCES language(language_id)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NOT NULL</text:p>
          </table:table-cell>
          <table:table-cell table:style-name="ce30" table:number-columns-repeated="2"/>
          <table:table-cell table:number-columns-repeated="1019"/>
        </table:table-row>
        <table:table-row table:style-name="ro1">
          <table:table-cell table:style-name="ce30" table:number-columns-repeated="2"/>
          <table:table-cell table:style-name="ce30" office:value-type="string" calcext:value-type="string">
            <text:p>PRIMARY KEY (stage_id, language_id)</text:p>
          </table:table-cell>
          <table:table-cell table:style-name="ce30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lor_name.A2:color_name.E5">
            <calcext:condition calcext:apply-style-name="ConditionalStyle_7" calcext:value="formula-is(regexmatch([.$C2];&quot;.*PRIMARY KEY.*&quot;))" calcext:base-cell-address="color_name.A2"/>
          </calcext:conditional-format>
          <calcext:conditional-format calcext:target-range-address="color_name.A2:color_name.E5">
            <calcext:condition calcext:apply-style-name="ConditionalStyle_8" calcext:value="formula-is(regexmatch([.$C2];&quot;.*(FOREIGN KEY|REFERENCES).*&quot;))" calcext:base-cell-address="color_name.A2"/>
          </calcext:conditional-format>
          <calcext:conditional-format calcext:target-range-address="color_name.A2:color_name.E5">
            <calcext:condition calcext:apply-style-name="ConditionalStyle_4" calcext:value="formula-is([.$A2]=&quot;&quot;)" calcext:base-cell-address="color_name.A2"/>
          </calcext:conditional-format>
        </calcext:conditional-formats>
      </table:table>
      <table:table table:name="color" table:style-name="ta19">
        <table:table-column table:style-name="co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159.1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color_id</text:p>
          </table:table-cell>
          <table:table-cell table:style-name="ce31" office:value-type="string" calcext:value-type="string">
            <text:p>serial</text:p>
          </table:table-cell>
          <table:table-cell table:style-name="ce31" office:value-type="string" calcext:value-type="string">
            <text:p>PRIMARY KEY</text:p>
          </table:table-cell>
          <table:table-cell table:style-name="ce31" table:number-columns-repeated="2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lor.A2:color.E2">
            <calcext:condition calcext:apply-style-name="ConditionalStyle_7" calcext:value="formula-is(regexmatch([.$C2];&quot;.*PRIMARY KEY.*&quot;))" calcext:base-cell-address="color.A2"/>
          </calcext:conditional-format>
          <calcext:conditional-format calcext:target-range-address="color.A2:color.E2">
            <calcext:condition calcext:apply-style-name="ConditionalStyle_8" calcext:value="formula-is(regexmatch([.$C2];&quot;.*(FOREIGN KEY|REFERENCES).*&quot;))" calcext:base-cell-address="color.A2"/>
          </calcext:conditional-format>
          <calcext:conditional-format calcext:target-range-address="color.A2:color.E2">
            <calcext:condition calcext:apply-style-name="ConditionalStyle_4" calcext:value="formula-is([.$A2]=&quot;&quot;)" calcext:base-cell-address="color.A2"/>
          </calcext:conditional-format>
        </calcext:conditional-formats>
      </table:table>
      <table:table table:name="evolution_item_name" table:style-name="ta20">
        <table:table-column table:style-name="co40" table:default-cell-style-name="Default"/>
        <table:table-column table:style-name="co7" table:default-cell-style-name="Default"/>
        <table:table-column table:style-name="co4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87.6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evolution_item_id</text:p>
          </table:table-cell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NOT NULL REFERENCES evolution_item(evolution_item_id) ON DELETE CASCAD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>
            <text:p>language_id</text:p>
          </table:table-cell>
          <table:table-cell table:style-name="ce32" office:value-type="string" calcext:value-type="string">
            <text:p>int</text:p>
          </table:table-cell>
          <table:table-cell table:style-name="ce32" office:value-type="string" calcext:value-type="string">
            <text:p>NOT NULL REFERENCES language(language_id)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text</text:p>
          </table:table-cell>
          <table:table-cell table:style-name="ce32" office:value-type="string" calcext:value-type="string">
            <text:p>NOT NULL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32" table:number-columns-repeated="2"/>
          <table:table-cell table:style-name="ce32" office:value-type="string" calcext:value-type="string">
            <text:p>PRIMARY KEY (evolution_item_id, language_id)</text:p>
          </table:table-cell>
          <table:table-cell table:style-name="ce32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volution_item_name.A2:evolution_item_name.E5">
            <calcext:condition calcext:apply-style-name="ConditionalStyle_7" calcext:value="formula-is(regexmatch([.$C2];&quot;.*PRIMARY KEY.*&quot;))" calcext:base-cell-address="evolution_item_name.A2"/>
          </calcext:conditional-format>
          <calcext:conditional-format calcext:target-range-address="evolution_item_name.A2:evolution_item_name.E5">
            <calcext:condition calcext:apply-style-name="ConditionalStyle_8" calcext:value="formula-is(regexmatch([.$C2];&quot;.*(FOREIGN KEY|REFERENCES).*&quot;))" calcext:base-cell-address="evolution_item_name.A2"/>
          </calcext:conditional-format>
          <calcext:conditional-format calcext:target-range-address="evolution_item_name.A2:evolution_item_name.E5">
            <calcext:condition calcext:apply-style-name="ConditionalStyle_4" calcext:value="formula-is([.$A2]=&quot;&quot;)" calcext:base-cell-address="evolution_item_name.A2"/>
          </calcext:conditional-format>
        </calcext:conditional-formats>
      </table:table>
      <table:table table:name="evolution_item" table:style-name="ta21">
        <table:table-column table:style-name="co4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198.7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evolution_item_id</text:p>
          </table:table-cell>
          <table:table-cell table:style-name="ce33" office:value-type="string" calcext:value-type="string">
            <text:p>serial</text:p>
          </table:table-cell>
          <table:table-cell table:style-name="ce33" office:value-type="string" calcext:value-type="string">
            <text:p>PRIMARY KEY</text:p>
          </table:table-cell>
          <table:table-cell table:style-name="ce33" table:number-columns-repeated="2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volution_item.A2:evolution_item.E2">
            <calcext:condition calcext:apply-style-name="ConditionalStyle_7" calcext:value="formula-is(regexmatch([.$C2];&quot;.*PRIMARY KEY.*&quot;))" calcext:base-cell-address="evolution_item.A2"/>
          </calcext:conditional-format>
          <calcext:conditional-format calcext:target-range-address="evolution_item.A2:evolution_item.E2">
            <calcext:condition calcext:apply-style-name="ConditionalStyle_8" calcext:value="formula-is(regexmatch([.$C2];&quot;.*(FOREIGN KEY|REFERENCES).*&quot;))" calcext:base-cell-address="evolution_item.A2"/>
          </calcext:conditional-format>
          <calcext:conditional-format calcext:target-range-address="evolution_item.A2:evolution_item.E2">
            <calcext:condition calcext:apply-style-name="ConditionalStyle_4" calcext:value="formula-is([.$A2]=&quot;&quot;)" calcext:base-cell-address="evolution_item.A2"/>
          </calcext:conditional-format>
        </calcext:conditional-formats>
      </table:table>
      <table:table table:name="resource_type_name" table:style-name="ta22">
        <table:table-column table:style-name="co14" table:default-cell-style-name="Default"/>
        <table:table-column table:style-name="co7" table:default-cell-style-name="Default"/>
        <table:table-column table:style-name="co4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42pt" svg:height="105.76pt" svg:x="384.18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4" office:value-type="string" calcext:value-type="string">
            <text:p>resource_type_id</text:p>
          </table:table-cell>
          <table:table-cell table:style-name="ce34" office:value-type="string" calcext:value-type="string">
            <text:p>int</text:p>
          </table:table-cell>
          <table:table-cell table:style-name="ce34" office:value-type="string" calcext:value-type="string">
            <text:p>NOT NULL REFERENCES resource_type(resource_type_id) ON DELETE CASCADE</text:p>
          </table:table-cell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34" office:value-type="string" calcext:value-type="string">
            <text:p>language_id</text:p>
          </table:table-cell>
          <table:table-cell table:style-name="ce34" office:value-type="string" calcext:value-type="string">
            <text:p>int</text:p>
          </table:table-cell>
          <table:table-cell table:style-name="ce34" office:value-type="string" calcext:value-type="string">
            <text:p>NOT NULL REFERENCES language(language_id)</text:p>
          </table:table-cell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text</text:p>
          </table:table-cell>
          <table:table-cell table:style-name="ce34" office:value-type="string" calcext:value-type="string">
            <text:p>NOT NULL</text:p>
          </table:table-cell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34" table:number-columns-repeated="2"/>
          <table:table-cell table:style-name="ce34" office:value-type="string" calcext:value-type="string">
            <text:p>PRIMARY KEY (resource_type_id, language_id)</text:p>
          </table:table-cell>
          <table:table-cell table:style-name="ce34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source_type_name.A2:resource_type_name.E5">
            <calcext:condition calcext:apply-style-name="ConditionalStyle_7" calcext:value="formula-is(regexmatch([.$C2];&quot;.*PRIMARY KEY.*&quot;))" calcext:base-cell-address="resource_type_name.A2"/>
          </calcext:conditional-format>
          <calcext:conditional-format calcext:target-range-address="resource_type_name.A2:resource_type_name.E5">
            <calcext:condition calcext:apply-style-name="ConditionalStyle_8" calcext:value="formula-is(regexmatch([.$C2];&quot;.*(FOREIGN KEY|REFERENCES).*&quot;))" calcext:base-cell-address="resource_type_name.A2"/>
          </calcext:conditional-format>
          <calcext:conditional-format calcext:target-range-address="resource_type_name.A2:resource_type_name.E5">
            <calcext:condition calcext:apply-style-name="ConditionalStyle_4" calcext:value="formula-is([.$A2]=&quot;&quot;)" calcext:base-cell-address="resource_type_name.A2"/>
          </calcext:conditional-format>
        </calcext:conditional-formats>
      </table:table>
      <table:table table:name="resource_type" table:style-name="ta23">
        <table:table-column table:style-name="co32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22.95pt" svg:height="105.76pt" svg:x="204.3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5" office:value-type="string" calcext:value-type="string">
            <text:p>resource_type_id</text:p>
          </table:table-cell>
          <table:table-cell table:style-name="ce35" office:value-type="string" calcext:value-type="string">
            <text:p>serial</text:p>
          </table:table-cell>
          <table:table-cell table:style-name="ce35" office:value-type="string" calcext:value-type="string">
            <text:p>PRIMARY KEY</text:p>
          </table:table-cell>
          <table:table-cell table:style-name="ce35" table:number-columns-repeated="2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source_type.A2:resource_type.E2">
            <calcext:condition calcext:apply-style-name="ConditionalStyle_7" calcext:value="formula-is(regexmatch([.$C2];&quot;.*PRIMARY KEY.*&quot;))" calcext:base-cell-address="resource_type.A2"/>
          </calcext:conditional-format>
          <calcext:conditional-format calcext:target-range-address="resource_type.A2:resource_type.E2">
            <calcext:condition calcext:apply-style-name="ConditionalStyle_8" calcext:value="formula-is(regexmatch([.$C2];&quot;.*(FOREIGN KEY|REFERENCES).*&quot;))" calcext:base-cell-address="resource_type.A2"/>
          </calcext:conditional-format>
          <calcext:conditional-format calcext:target-range-address="resource_type.A2:resource_type.E2">
            <calcext:condition calcext:apply-style-name="ConditionalStyle_4" calcext:value="formula-is([.$A2]=&quot;&quot;)" calcext:base-cell-address="resource_type.A2"/>
          </calcext:conditional-format>
        </calcext:conditional-formats>
      </table:table>
      <table:table table:name="stage_name" table:style-name="ta24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stage_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T NULL REFERENCES stage(stage_id) ON DELETE CASCADE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36" office:value-type="string" calcext:value-type="string">
            <text:p>language_id</text:p>
          </table:table-cell>
          <table:table-cell table:style-name="ce36" office:value-type="string" calcext:value-type="string">
            <text:p>int</text:p>
          </table:table-cell>
          <table:table-cell table:style-name="ce36" office:value-type="string" calcext:value-type="string">
            <text:p>NOT NULL REFERENCES language(language_id)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text</text:p>
          </table:table-cell>
          <table:table-cell table:style-name="ce36" office:value-type="string" calcext:value-type="string">
            <text:p>NOT NULL</text:p>
          </table:table-cell>
          <table:table-cell table:style-name="ce36" table:number-columns-repeated="2"/>
          <table:table-cell table:number-columns-repeated="1019"/>
        </table:table-row>
        <table:table-row table:style-name="ro1">
          <table:table-cell table:style-name="ce36" table:number-columns-repeated="2"/>
          <table:table-cell table:style-name="ce36" office:value-type="string" calcext:value-type="string">
            <text:p>PRIMARY KEY (stage_id, language_id)</text:p>
          </table:table-cell>
          <table:table-cell table:style-name="ce36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age_name.A2:stage_name.E5">
            <calcext:condition calcext:apply-style-name="ConditionalStyle_7" calcext:value="formula-is(regexmatch([.$C2];&quot;.*PRIMARY KEY.*&quot;))" calcext:base-cell-address="stage_name.A2"/>
          </calcext:conditional-format>
          <calcext:conditional-format calcext:target-range-address="stage_name.A2:stage_name.E5">
            <calcext:condition calcext:apply-style-name="ConditionalStyle_8" calcext:value="formula-is(regexmatch([.$C2];&quot;.*(FOREIGN KEY|REFERENCES).*&quot;))" calcext:base-cell-address="stage_name.A2"/>
          </calcext:conditional-format>
          <calcext:conditional-format calcext:target-range-address="stage_name.A2:stage_name.E5">
            <calcext:condition calcext:apply-style-name="ConditionalStyle_4" calcext:value="formula-is([.$A2]=&quot;&quot;)" calcext:base-cell-address="stage_name.A2"/>
          </calcext:conditional-format>
        </calcext:conditional-formats>
      </table:table>
      <table:table table:name="stage" table:style-name="ta25">
        <table:table-column table:style-name="co4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54.25pt" svg:height="105.76pt" svg:x="179.3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stage_id</text:p>
          </table:table-cell>
          <table:table-cell table:style-name="ce37" office:value-type="string" calcext:value-type="string">
            <text:p>serial</text:p>
          </table:table-cell>
          <table:table-cell table:style-name="ce37" office:value-type="string" calcext:value-type="string">
            <text:p>PRIMARY KEY</text:p>
          </table:table-cell>
          <table:table-cell table:style-name="ce37" office:value-type="string" calcext:value-type="string">
            <text:p>-1 = baby, 0 = base, 1 = stage 1, 2 = stage 2</text:p>
          </table:table-cell>
          <table:table-cell table:style-name="ce37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tage.A2:stage.E2">
            <calcext:condition calcext:apply-style-name="ConditionalStyle_7" calcext:value="formula-is(regexmatch([.$C2];&quot;.*PRIMARY KEY.*&quot;))" calcext:base-cell-address="stage.A2"/>
          </calcext:conditional-format>
          <calcext:conditional-format calcext:target-range-address="stage.A2:stage.E2">
            <calcext:condition calcext:apply-style-name="ConditionalStyle_8" calcext:value="formula-is(regexmatch([.$C2];&quot;.*(FOREIGN KEY|REFERENCES).*&quot;))" calcext:base-cell-address="stage.A2"/>
          </calcext:conditional-format>
          <calcext:conditional-format calcext:target-range-address="stage.A2:stage.E2">
            <calcext:condition calcext:apply-style-name="ConditionalStyle_4" calcext:value="formula-is([.$A2]=&quot;&quot;)" calcext:base-cell-address="stage.A2"/>
          </calcext:conditional-format>
        </calcext:conditional-formats>
      </table:table>
      <table:table table:name="region_name" table:style-name="ta26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region_id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NOT NULL REFERENCES region(region_id) ON DELETE CASCADE</text:p>
          </table:table-cell>
          <table:table-cell table:style-name="ce38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language_id</text:p>
          </table:table-cell>
          <table:table-cell table:style-name="ce38" office:value-type="string" calcext:value-type="string">
            <text:p>int</text:p>
          </table:table-cell>
          <table:table-cell table:style-name="ce38" office:value-type="string" calcext:value-type="string">
            <text:p>NOT NULL REFERENCES language(language_id)</text:p>
          </table:table-cell>
          <table:table-cell table:style-name="ce38" table:number-columns-repeated="2"/>
          <table:table-cell table:number-columns-repeated="1019"/>
        </table:table-row>
        <table:table-row table:style-name="ro1"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text</text:p>
          </table:table-cell>
          <table:table-cell table:style-name="ce38" office:value-type="string" calcext:value-type="string">
            <text:p>NOT NULL</text:p>
          </table:table-cell>
          <table:table-cell table:style-name="ce38" table:number-columns-repeated="2"/>
          <table:table-cell table:number-columns-repeated="1019"/>
        </table:table-row>
        <table:table-row table:style-name="ro1">
          <table:table-cell table:style-name="ce38" table:number-columns-repeated="2"/>
          <table:table-cell table:style-name="ce38" office:value-type="string" calcext:value-type="string">
            <text:p>PRIMARY KEY (region_id, language_id)</text:p>
          </table:table-cell>
          <table:table-cell table:style-name="ce38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gion_name.A2:region_name.E5">
            <calcext:condition calcext:apply-style-name="ConditionalStyle_7" calcext:value="formula-is(regexmatch([.$C2];&quot;.*PRIMARY KEY.*&quot;))" calcext:base-cell-address="region_name.A2"/>
          </calcext:conditional-format>
          <calcext:conditional-format calcext:target-range-address="region_name.A2:region_name.E5">
            <calcext:condition calcext:apply-style-name="ConditionalStyle_8" calcext:value="formula-is(regexmatch([.$C2];&quot;.*(FOREIGN KEY|REFERENCES).*&quot;))" calcext:base-cell-address="region_name.A2"/>
          </calcext:conditional-format>
          <calcext:conditional-format calcext:target-range-address="region_name.A2:region_name.E5">
            <calcext:condition calcext:apply-style-name="ConditionalStyle_4" calcext:value="formula-is([.$A2]=&quot;&quot;)" calcext:base-cell-address="region_name.A2"/>
          </calcext:conditional-format>
        </calcext:conditional-formats>
      </table:table>
      <table:table table:name="region" table:style-name="ta27"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78.5pt" svg:height="105.76pt" svg:x="198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region_id</text:p>
          </table:table-cell>
          <table:table-cell table:style-name="ce39" office:value-type="string" calcext:value-type="string">
            <text:p>serial</text:p>
          </table:table-cell>
          <table:table-cell table:style-name="ce39" office:value-type="string" calcext:value-type="string">
            <text:p>PRIMARY KEY</text:p>
          </table:table-cell>
          <table:table-cell table:style-name="ce39" table:number-columns-repeated="2"/>
          <table:table-cell table:number-columns-repeated="1019"/>
        </table:table-row>
        <table:table-row table:style-name="ro1"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text</text:p>
          </table:table-cell>
          <table:table-cell table:style-name="ce39" office:value-type="string" calcext:value-type="string">
            <text:p>NOT NULL</text:p>
          </table:table-cell>
          <table:table-cell table:style-name="ce39" table:number-columns-repeated="2"/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gion.A2:region.E3">
            <calcext:condition calcext:apply-style-name="ConditionalStyle_7" calcext:value="formula-is(regexmatch([.$C2];&quot;.*PRIMARY KEY.*&quot;))" calcext:base-cell-address="region.A2"/>
          </calcext:conditional-format>
          <calcext:conditional-format calcext:target-range-address="region.A2:region.E3">
            <calcext:condition calcext:apply-style-name="ConditionalStyle_8" calcext:value="formula-is(regexmatch([.$C2];&quot;.*(FOREIGN KEY|REFERENCES).*&quot;))" calcext:base-cell-address="region.A2"/>
          </calcext:conditional-format>
          <calcext:conditional-format calcext:target-range-address="region.A2:region.E3">
            <calcext:condition calcext:apply-style-name="ConditionalStyle_4" calcext:value="formula-is([.$A2]=&quot;&quot;)" calcext:base-cell-address="region.A2"/>
          </calcext:conditional-format>
        </calcext:conditional-formats>
      </table:table>
      <table:table table:name="move_has_tag" table:style-name="ta28">
        <table:table-column table:style-name="co43" table:default-cell-style-name="Default"/>
        <table:table-column table:style-name="co7" table:default-cell-style-name="Default"/>
        <table:table-column table:style-name="co4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30.7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>
            <text:p>move_id</text:p>
          </table:table-cell>
          <table:table-cell table:style-name="ce40" office:value-type="string" calcext:value-type="string">
            <text:p>int</text:p>
          </table:table-cell>
          <table:table-cell table:style-name="ce40" office:value-type="string" calcext:value-type="string">
            <text:p>NOT NULL REFERENCES move(move_id) ON DELETE CASCADE</text:p>
          </table:table-cell>
          <table:table-cell table:style-name="ce40" table:number-columns-repeated="2"/>
          <table:table-cell table:number-columns-repeated="1019"/>
        </table:table-row>
        <table:table-row table:style-name="ro1">
          <table:table-cell table:style-name="ce40" office:value-type="string" calcext:value-type="string">
            <text:p>move_tag_id</text:p>
          </table:table-cell>
          <table:table-cell table:style-name="ce40" office:value-type="string" calcext:value-type="string">
            <text:p>int</text:p>
          </table:table-cell>
          <table:table-cell table:style-name="ce40" office:value-type="string" calcext:value-type="string">
            <text:p>NOT NULL REFERENCES move_tag(move_tag_id) ON DELETE CASCADE</text:p>
          </table:table-cell>
          <table:table-cell table:style-name="ce40" table:number-columns-repeated="2"/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0" office:value-type="string" calcext:value-type="string">
            <text:p>PRIMARY KEY (move_id, move_tag_id)</text:p>
          </table:table-cell>
          <table:table-cell table:style-name="ce40" table:number-columns-repeated="2"/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ve_has_tag.A2:move_has_tag.E4">
            <calcext:condition calcext:apply-style-name="ConditionalStyle_7" calcext:value="formula-is(regexmatch([.$C2];&quot;.*PRIMARY KEY.*&quot;))" calcext:base-cell-address="move_has_tag.A2"/>
          </calcext:conditional-format>
          <calcext:conditional-format calcext:target-range-address="move_has_tag.A2:move_has_tag.E4">
            <calcext:condition calcext:apply-style-name="ConditionalStyle_8" calcext:value="formula-is(regexmatch([.$C2];&quot;.*(FOREIGN KEY|REFERENCES).*&quot;))" calcext:base-cell-address="move_has_tag.A2"/>
          </calcext:conditional-format>
          <calcext:conditional-format calcext:target-range-address="move_has_tag.A2:move_has_tag.E4">
            <calcext:condition calcext:apply-style-name="ConditionalStyle_4" calcext:value="formula-is([.$A2]=&quot;&quot;)" calcext:base-cell-address="move_has_tag.A2"/>
          </calcext:conditional-format>
        </calcext:conditional-formats>
      </table:table>
      <table:table table:name="move_name" table:style-name="ta29">
        <table:table-column table:style-name="co4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42pt" svg:height="105.76pt" svg:x="353.68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move_id</text:p>
          </table:table-cell>
          <table:table-cell table:style-name="ce41" office:value-type="string" calcext:value-type="string">
            <text:p>int</text:p>
          </table:table-cell>
          <table:table-cell table:style-name="ce41" office:value-type="string" calcext:value-type="string">
            <text:p>NOT NULL REFERENCES move(move_id) ON DELETE CASCADE</text:p>
          </table:table-cell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41" office:value-type="string" calcext:value-type="string">
            <text:p>language_id</text:p>
          </table:table-cell>
          <table:table-cell table:style-name="ce41" office:value-type="string" calcext:value-type="string">
            <text:p>int</text:p>
          </table:table-cell>
          <table:table-cell table:style-name="ce41" office:value-type="string" calcext:value-type="string">
            <text:p>NOT NULL REFERENCES language(language_id)</text:p>
          </table:table-cell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NOT NULL</text:p>
          </table:table-cell>
          <table:table-cell table:style-name="ce41" table:number-columns-repeated="2"/>
          <table:table-cell table:number-columns-repeated="1019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PRIMARY KEY (move_id, language_id)</text:p>
          </table:table-cell>
          <table:table-cell table:style-name="ce41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ve_name.A2:move_name.E5">
            <calcext:condition calcext:apply-style-name="ConditionalStyle_7" calcext:value="formula-is(regexmatch([.$C2];&quot;.*PRIMARY KEY.*&quot;))" calcext:base-cell-address="move_name.A2"/>
          </calcext:conditional-format>
          <calcext:conditional-format calcext:target-range-address="move_name.A2:move_name.E5">
            <calcext:condition calcext:apply-style-name="ConditionalStyle_8" calcext:value="formula-is(regexmatch([.$C2];&quot;.*(FOREIGN KEY|REFERENCES).*&quot;))" calcext:base-cell-address="move_name.A2"/>
          </calcext:conditional-format>
          <calcext:conditional-format calcext:target-range-address="move_name.A2:move_name.E5">
            <calcext:condition calcext:apply-style-name="ConditionalStyle_4" calcext:value="formula-is([.$A2]=&quot;&quot;)" calcext:base-cell-address="move_name.A2"/>
          </calcext:conditional-format>
        </calcext:conditional-formats>
      </table:table>
      <table:table table:name="move" table:style-name="ta30">
        <table:table-column table:style-name="co47" table:default-cell-style-name="Default"/>
        <table:table-column table:style-name="co7" table:default-cell-style-name="Default"/>
        <table:table-column table:style-name="co2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77.8pt" svg:height="105.76pt" svg:x="323.8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move_id</text:p>
          </table:table-cell>
          <table:table-cell table:style-name="ce42" office:value-type="string" calcext:value-type="string">
            <text:p>serial</text:p>
          </table:table-cell>
          <table:table-cell table:style-name="ce42" office:value-type="string" calcext:value-type="string">
            <text:p>PRIMARY KEY</text:p>
          </table:table-cell>
          <table:table-cell table:style-name="ce42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adventure_effect_id</text:p>
          </table:table-cell>
          <table:table-cell table:style-name="ce42" office:value-type="string" calcext:value-type="string">
            <text:p>int</text:p>
          </table:table-cell>
          <table:table-cell table:style-name="ce42" office:value-type="string" calcext:value-type="string">
            <text:p>REFERENCES adventure_effect(adventure_effect_id)</text:p>
          </table:table-cell>
          <table:table-cell table:style-name="ce42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move_category_id</text:p>
          </table:table-cell>
          <table:table-cell table:style-name="ce42" office:value-type="string" calcext:value-type="string">
            <text:p>int</text:p>
          </table:table-cell>
          <table:table-cell table:style-name="ce42" office:value-type="string" calcext:value-type="string">
            <text:p>REFERENCES move_category(move_category_id)</text:p>
          </table:table-cell>
          <table:table-cell table:style-name="ce42" office:value-type="string" calcext:value-type="string">
            <text:p>Fast' vs. 'Charge'</text:p>
          </table:table-cell>
          <table:table-cell table:style-name="ce43" office:value-type="string" calcext:value-type="string">
            <text:p><text:a xlink:href="https://db.pokemongohub.net/move/269" xlink:type="simple">Reference</text:a>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type_id</text:p>
          </table:table-cell>
          <table:table-cell table:style-name="ce42" office:value-type="string" calcext:value-type="string">
            <text:p>int</text:p>
          </table:table-cell>
          <table:table-cell table:style-name="ce42" office:value-type="string" calcext:value-type="string">
            <text:p>NOT NULL REFERENCES type(type_id) ON DELETE CASCADE</text:p>
          </table:table-cell>
          <table:table-cell table:style-name="ce42"/>
          <table:table-cell table:style-name="ce43" office:value-type="string" calcext:value-type="string">
            <text:p><text:a xlink:href="https://db.pokemongohub.net/move/298" xlink:type="simple">Reference</text:a>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raid_power</text:p>
          </table:table-cell>
          <table:table-cell table:style-name="ce42" office:value-type="string" calcext:value-type="string">
            <text:p>int</text:p>
          </table:table-cell>
          <table:table-cell table:style-name="ce42" table:number-columns-repeated="2"/>
          <table:table-cell table:style-name="ce44"/>
          <table:table-cell table:number-columns-repeated="1019"/>
        </table:table-row>
        <table:table-row table:style-name="ro1">
          <table:table-cell table:style-name="ce42" office:value-type="string" calcext:value-type="string">
            <text:p>raid_energy</text:p>
          </table:table-cell>
          <table:table-cell table:style-name="ce42" office:value-type="string" calcext:value-type="string">
            <text:p>int</text:p>
          </table:table-cell>
          <table:table-cell table:style-name="ce42" table:number-columns-repeated="2"/>
          <table:table-cell table:style-name="ce44"/>
          <table:table-cell table:number-columns-repeated="1019"/>
        </table:table-row>
        <table:table-row table:style-name="ro1">
          <table:table-cell table:style-name="ce42" office:value-type="string" calcext:value-type="string">
            <text:p>animation_duration</text:p>
          </table:table-cell>
          <table:table-cell table:style-name="ce42" office:value-type="string" calcext:value-type="string">
            <text:p>float</text:p>
          </table:table-cell>
          <table:table-cell table:style-name="ce42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damage_window_start</text:p>
          </table:table-cell>
          <table:table-cell table:style-name="ce42" office:value-type="string" calcext:value-type="string">
            <text:p>float</text:p>
          </table:table-cell>
          <table:table-cell table:style-name="ce42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damage_window_end</text:p>
          </table:table-cell>
          <table:table-cell table:style-name="ce42" office:value-type="string" calcext:value-type="string">
            <text:p>float</text:p>
          </table:table-cell>
          <table:table-cell table:style-name="ce42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raid_dps</text:p>
          </table:table-cell>
          <table:table-cell table:style-name="ce42" office:value-type="string" calcext:value-type="string">
            <text:p>float</text:p>
          </table:table-cell>
          <table:table-cell table:style-name="ce42"/>
          <table:table-cell table:style-name="ce42" office:value-type="string" calcext:value-type="string">
            <text:p>Damage per second</text:p>
          </table:table-cell>
          <table:table-cell table:style-name="ce42" office:value-type="string" calcext:value-type="string">
            <text:p>Calculate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raid_eps</text:p>
          </table:table-cell>
          <table:table-cell table:style-name="ce42" office:value-type="string" calcext:value-type="string">
            <text:p>float</text:p>
          </table:table-cell>
          <table:table-cell table:style-name="ce42"/>
          <table:table-cell table:style-name="ce42" office:value-type="string" calcext:value-type="string">
            <text:p>Energy per second;</text:p>
            <text:p>Fast Moves only</text:p>
          </table:table-cell>
          <table:table-cell table:style-name="ce42" office:value-type="string" calcext:value-type="string">
            <text:p>Calculate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raid_dpe</text:p>
          </table:table-cell>
          <table:table-cell table:style-name="ce42" office:value-type="string" calcext:value-type="string">
            <text:p>float</text:p>
          </table:table-cell>
          <table:table-cell table:style-name="ce42"/>
          <table:table-cell table:style-name="ce42" office:value-type="string" calcext:value-type="string">
            <text:p>Damage per Energy</text:p>
          </table:table-cell>
          <table:table-cell table:style-name="ce42" office:value-type="string" calcext:value-type="string">
            <text:p>Calculate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pvp_power</text:p>
          </table:table-cell>
          <table:table-cell table:style-name="ce42" office:value-type="string" calcext:value-type="string">
            <text:p>int</text:p>
          </table:table-cell>
          <table:table-cell table:style-name="ce42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pvp_energy</text:p>
          </table:table-cell>
          <table:table-cell table:style-name="ce42" office:value-type="string" calcext:value-type="string">
            <text:p>int</text:p>
          </table:table-cell>
          <table:table-cell table:style-name="ce42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duration</text:p>
          </table:table-cell>
          <table:table-cell table:style-name="ce42" office:value-type="string" calcext:value-type="string">
            <text:p>int</text:p>
          </table:table-cell>
          <table:table-cell table:style-name="ce42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pvp_dps</text:p>
          </table:table-cell>
          <table:table-cell table:style-name="ce42" office:value-type="string" calcext:value-type="string">
            <text:p>float</text:p>
          </table:table-cell>
          <table:table-cell table:style-name="ce42"/>
          <table:table-cell table:style-name="ce42" office:value-type="string" calcext:value-type="string">
            <text:p>Damage per second</text:p>
          </table:table-cell>
          <table:table-cell table:style-name="ce42" office:value-type="string" calcext:value-type="string">
            <text:p>Calculate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pvp_eps</text:p>
          </table:table-cell>
          <table:table-cell table:style-name="ce42" office:value-type="string" calcext:value-type="string">
            <text:p>float</text:p>
          </table:table-cell>
          <table:table-cell table:style-name="ce42"/>
          <table:table-cell table:style-name="ce42" office:value-type="string" calcext:value-type="string">
            <text:p>Energy per second;</text:p>
            <text:p>Fast Moves only</text:p>
          </table:table-cell>
          <table:table-cell table:style-name="ce42" office:value-type="string" calcext:value-type="string">
            <text:p>Calculate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pvp_dpe</text:p>
          </table:table-cell>
          <table:table-cell table:style-name="ce42" office:value-type="string" calcext:value-type="string">
            <text:p>float</text:p>
          </table:table-cell>
          <table:table-cell table:style-name="ce42"/>
          <table:table-cell table:style-name="ce42" office:value-type="string" calcext:value-type="string">
            <text:p>Damage per Energy</text:p>
          </table:table-cell>
          <table:table-cell table:style-name="ce42" office:value-type="string" calcext:value-type="string">
            <text:p>Calculated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special_effect</text:p>
          </table:table-cell>
          <table:table-cell table:style-name="ce42" office:value-type="string" calcext:value-type="string">
            <text:p>???</text:p>
          </table:table-cell>
          <table:table-cell table:style-name="ce42"/>
          <table:table-cell table:style-name="ce42" office:value-type="string" calcext:value-type="string">
            <text:p>WiP</text:p>
          </table:table-cell>
          <table:table-cell table:style-name="ce42"/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ve.A2:move.E20">
            <calcext:condition calcext:apply-style-name="ConditionalStyle_7" calcext:value="formula-is(regexmatch([.$C2];&quot;.*PRIMARY KEY.*&quot;))" calcext:base-cell-address="move.A2"/>
          </calcext:conditional-format>
          <calcext:conditional-format calcext:target-range-address="move.A2:move.E20">
            <calcext:condition calcext:apply-style-name="ConditionalStyle_8" calcext:value="formula-is(regexmatch([.$C2];&quot;.*(FOREIGN KEY|REFERENCES).*&quot;))" calcext:base-cell-address="move.A2"/>
          </calcext:conditional-format>
          <calcext:conditional-format calcext:target-range-address="move.A2:move.E20">
            <calcext:condition calcext:apply-style-name="ConditionalStyle_4" calcext:value="formula-is([.$A2]=&quot;&quot;)" calcext:base-cell-address="move.A2"/>
          </calcext:conditional-format>
        </calcext:conditional-formats>
      </table:table>
      <table:table table:name="move_tag" table:style-name="ta31">
        <table:table-column table:style-name="co43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22.95pt" svg:height="105.76pt" svg:x="179.3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move_tag_id</text:p>
          </table:table-cell>
          <table:table-cell table:style-name="ce45" office:value-type="string" calcext:value-type="string">
            <text:p>serial</text:p>
          </table:table-cell>
          <table:table-cell table:style-name="ce45" office:value-type="string" calcext:value-type="string">
            <text:p>PRIMARY KEY</text:p>
          </table:table-cell>
          <table:table-cell table:style-name="ce45" table:number-columns-repeated="2"/>
          <table:table-cell table:number-columns-repeated="1019"/>
        </table:table-row>
        <table:table-row table:style-name="ro1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string" calcext:value-type="string">
            <text:p>NOT NULL</text:p>
          </table:table-cell>
          <table:table-cell table:style-name="ce45" office:value-type="string" calcext:value-type="string">
            <text:p>Heavy Damage', 'Multipurpose', etc.;</text:p>
            <text:p>English only</text:p>
          </table:table-cell>
          <table:table-cell table:style-name="ce45"/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ve_tag.A2:move_tag.E3">
            <calcext:condition calcext:apply-style-name="ConditionalStyle_7" calcext:value="formula-is(regexmatch([.$C2];&quot;.*PRIMARY KEY.*&quot;))" calcext:base-cell-address="move_tag.A2"/>
          </calcext:conditional-format>
          <calcext:conditional-format calcext:target-range-address="move_tag.A2:move_tag.E3">
            <calcext:condition calcext:apply-style-name="ConditionalStyle_8" calcext:value="formula-is(regexmatch([.$C2];&quot;.*(FOREIGN KEY|REFERENCES).*&quot;))" calcext:base-cell-address="move_tag.A2"/>
          </calcext:conditional-format>
          <calcext:conditional-format calcext:target-range-address="move_tag.A2:move_tag.E3">
            <calcext:condition calcext:apply-style-name="ConditionalStyle_4" calcext:value="formula-is([.$A2]=&quot;&quot;)" calcext:base-cell-address="move_tag.A2"/>
          </calcext:conditional-format>
        </calcext:conditional-formats>
      </table:table>
      <table:table table:name="move_category_name" table:style-name="ta32">
        <table:table-column table:style-name="co46" table:default-cell-style-name="Default"/>
        <table:table-column table:style-name="co7" table:default-cell-style-name="Default"/>
        <table:table-column table:style-name="co5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42pt" svg:height="105.76pt" svg:x="403.68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move_category_id</text:p>
          </table:table-cell>
          <table:table-cell table:style-name="ce46" office:value-type="string" calcext:value-type="string">
            <text:p>int</text:p>
          </table:table-cell>
          <table:table-cell table:style-name="ce46" office:value-type="string" calcext:value-type="string">
            <text:p>NOT NULL REFERENCES move_category(move_category_id) ON DELETE CASCADE</text:p>
          </table:table-cell>
          <table:table-cell table:style-name="ce46" table:number-columns-repeated="2"/>
          <table:table-cell table:number-columns-repeated="1019"/>
        </table:table-row>
        <table:table-row table:style-name="ro1">
          <table:table-cell table:style-name="ce46" office:value-type="string" calcext:value-type="string">
            <text:p>language_id</text:p>
          </table:table-cell>
          <table:table-cell table:style-name="ce46" office:value-type="string" calcext:value-type="string">
            <text:p>int</text:p>
          </table:table-cell>
          <table:table-cell table:style-name="ce46" office:value-type="string" calcext:value-type="string">
            <text:p>NOT NULL REFERENCES language(language_id)</text:p>
          </table:table-cell>
          <table:table-cell table:style-name="ce46" table:number-columns-repeated="2"/>
          <table:table-cell table:number-columns-repeated="1019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46" office:value-type="string" calcext:value-type="string">
            <text:p>text</text:p>
          </table:table-cell>
          <table:table-cell table:style-name="ce46" office:value-type="string" calcext:value-type="string">
            <text:p>NOT NULL</text:p>
          </table:table-cell>
          <table:table-cell table:style-name="ce46" table:number-columns-repeated="2"/>
          <table:table-cell table:number-columns-repeated="1019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PRIMARY KEY (move_category_id, language_id)</text:p>
          </table:table-cell>
          <table:table-cell table:style-name="ce46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ve_category_name.A2:move_category_name.E5">
            <calcext:condition calcext:apply-style-name="ConditionalStyle_7" calcext:value="formula-is(regexmatch([.$C2];&quot;.*PRIMARY KEY.*&quot;))" calcext:base-cell-address="move_category_name.A2"/>
          </calcext:conditional-format>
          <calcext:conditional-format calcext:target-range-address="move_category_name.A2:move_category_name.E5">
            <calcext:condition calcext:apply-style-name="ConditionalStyle_8" calcext:value="formula-is(regexmatch([.$C2];&quot;.*(FOREIGN KEY|REFERENCES).*&quot;))" calcext:base-cell-address="move_category_name.A2"/>
          </calcext:conditional-format>
          <calcext:conditional-format calcext:target-range-address="move_category_name.A2:move_category_name.E5">
            <calcext:condition calcext:apply-style-name="ConditionalStyle_4" calcext:value="formula-is([.$A2]=&quot;&quot;)" calcext:base-cell-address="move_category_name.A2"/>
          </calcext:conditional-format>
        </calcext:conditional-formats>
      </table:table>
      <table:table table:name="move_category" table:style-name="ta33">
        <table:table-column table:style-name="co5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22.95pt" svg:height="105.76pt" svg:x="202.2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move_category_id</text:p>
          </table:table-cell>
          <table:table-cell table:style-name="ce47" office:value-type="string" calcext:value-type="string">
            <text:p>serial</text:p>
          </table:table-cell>
          <table:table-cell table:style-name="ce47" office:value-type="string" calcext:value-type="string">
            <text:p>PRIMARY KEY</text:p>
          </table:table-cell>
          <table:table-cell table:style-name="ce47" table:number-columns-repeated="2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ve_category.A2:move_category.E2">
            <calcext:condition calcext:apply-style-name="ConditionalStyle_7" calcext:value="formula-is(regexmatch([.$C2];&quot;.*PRIMARY KEY.*&quot;))" calcext:base-cell-address="move_category.A2"/>
          </calcext:conditional-format>
          <calcext:conditional-format calcext:target-range-address="move_category.A2:move_category.E2">
            <calcext:condition calcext:apply-style-name="ConditionalStyle_8" calcext:value="formula-is(regexmatch([.$C2];&quot;.*(FOREIGN KEY|REFERENCES).*&quot;))" calcext:base-cell-address="move_category.A2"/>
          </calcext:conditional-format>
          <calcext:conditional-format calcext:target-range-address="move_category.A2:move_category.E2">
            <calcext:condition calcext:apply-style-name="ConditionalStyle_4" calcext:value="formula-is([.$A2]=&quot;&quot;)" calcext:base-cell-address="move_category.A2"/>
          </calcext:conditional-format>
        </calcext:conditional-formats>
      </table:table>
      <table:table table:name="adventure_effect_name" table:style-name="ta34">
        <table:table-column table:style-name="co4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42pt" svg:height="105.76pt" svg:x="353.68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dventure_effect_id</text:p>
          </table:table-cell>
          <table:table-cell table:style-name="ce48" office:value-type="string" calcext:value-type="string">
            <text:p>int</text:p>
          </table:table-cell>
          <table:table-cell table:style-name="ce48" office:value-type="string" calcext:value-type="string">
            <text:p>NOT NULL REFERENCES adventure_effect(adventure_effect_id) ON DELETE CASCADE</text:p>
          </table:table-cell>
          <table:table-cell table:style-name="ce48" table:number-columns-repeated="2"/>
          <table:table-cell table:number-columns-repeated="1019"/>
        </table:table-row>
        <table:table-row table:style-name="ro1">
          <table:table-cell table:style-name="ce48" office:value-type="string" calcext:value-type="string">
            <text:p>language_id</text:p>
          </table:table-cell>
          <table:table-cell table:style-name="ce48" office:value-type="string" calcext:value-type="string">
            <text:p>int</text:p>
          </table:table-cell>
          <table:table-cell table:style-name="ce48" office:value-type="string" calcext:value-type="string">
            <text:p>NOT NULL REFERENCES language(language_id)</text:p>
          </table:table-cell>
          <table:table-cell table:style-name="ce48" table:number-columns-repeated="2"/>
          <table:table-cell table:number-columns-repeated="1019"/>
        </table:table-row>
        <table:table-row table:style-name="ro1"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text</text:p>
          </table:table-cell>
          <table:table-cell table:style-name="ce48" office:value-type="string" calcext:value-type="string">
            <text:p>NOT NULL</text:p>
          </table:table-cell>
          <table:table-cell table:style-name="ce48" table:number-columns-repeated="2"/>
          <table:table-cell table:number-columns-repeated="1019"/>
        </table:table-row>
        <table:table-row table:style-name="ro1"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text</text:p>
          </table:table-cell>
          <table:table-cell table:style-name="ce48" table:number-columns-repeated="3"/>
          <table:table-cell table:number-columns-repeated="1019"/>
        </table:table-row>
        <table:table-row table:style-name="ro1">
          <table:table-cell table:style-name="ce48" table:number-columns-repeated="2"/>
          <table:table-cell table:style-name="ce48" office:value-type="string" calcext:value-type="string">
            <text:p>PRIMARY KEY (adventure_effect_id, language_id)</text:p>
          </table:table-cell>
          <table:table-cell table:style-name="ce48" table:number-columns-repeated="2"/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dventure_effect_name.A2:adventure_effect_name.E6">
            <calcext:condition calcext:apply-style-name="ConditionalStyle_7" calcext:value="formula-is(regexmatch([.$C2];&quot;.*PRIMARY KEY.*&quot;))" calcext:base-cell-address="adventure_effect_name.A2"/>
          </calcext:conditional-format>
          <calcext:conditional-format calcext:target-range-address="adventure_effect_name.A2:adventure_effect_name.E6">
            <calcext:condition calcext:apply-style-name="ConditionalStyle_8" calcext:value="formula-is(regexmatch([.$C2];&quot;.*(FOREIGN KEY|REFERENCES).*&quot;))" calcext:base-cell-address="adventure_effect_name.A2"/>
          </calcext:conditional-format>
          <calcext:conditional-format calcext:target-range-address="adventure_effect_name.A2:adventure_effect_name.E6">
            <calcext:condition calcext:apply-style-name="ConditionalStyle_4" calcext:value="formula-is([.$A2]=&quot;&quot;)" calcext:base-cell-address="adventure_effect_name.A2"/>
          </calcext:conditional-format>
        </calcext:conditional-formats>
      </table:table>
      <table:table table:name="adventure_effect" table:style-name="ta35">
        <table:table-column table:style-name="co46" table:default-cell-style-name="Default"/>
        <table:table-column table:style-name="co7" table:default-cell-style-name="Default"/>
        <table:table-column table:style-name="co5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78.5pt" svg:height="105.76pt" svg:x="300.93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>
            <text:p>adventure_effect_id</text:p>
          </table:table-cell>
          <table:table-cell table:style-name="ce49" office:value-type="string" calcext:value-type="string">
            <text:p>serial</text:p>
          </table:table-cell>
          <table:table-cell table:style-name="ce49" office:value-type="string" calcext:value-type="string">
            <text:p>PRIMARY KEY</text:p>
          </table:table-cell>
          <table:table-cell table:style-name="ce49" office:value-type="string" calcext:value-type="string">
            <text:p>(WiP)</text:p>
          </table:table-cell>
          <table:table-cell table:style-name="ce49"/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dventure_effect.A2:adventure_effect.E2">
            <calcext:condition calcext:apply-style-name="ConditionalStyle_7" calcext:value="formula-is(regexmatch([.$C2];&quot;.*PRIMARY KEY.*&quot;))" calcext:base-cell-address="adventure_effect.A2"/>
          </calcext:conditional-format>
          <calcext:conditional-format calcext:target-range-address="adventure_effect.A2:adventure_effect.E2">
            <calcext:condition calcext:apply-style-name="ConditionalStyle_8" calcext:value="formula-is(regexmatch([.$C2];&quot;.*(FOREIGN KEY|REFERENCES).*&quot;))" calcext:base-cell-address="adventure_effect.A2"/>
          </calcext:conditional-format>
          <calcext:conditional-format calcext:target-range-address="adventure_effect.A2:adventure_effect.E2">
            <calcext:condition calcext:apply-style-name="ConditionalStyle_4" calcext:value="formula-is([.$A2]=&quot;&quot;)" calcext:base-cell-address="adventure_effect.A2"/>
          </calcext:conditional-format>
        </calcext:conditional-formats>
      </table:table>
      <table:table table:name="type_interaction" table:style-name="ta36">
        <table:table-column table:style-name="co51" table:default-cell-style-name="Default"/>
        <table:table-column table:style-name="co7" table:default-cell-style-name="Default"/>
        <table:table-column table:style-name="co29" table:default-cell-style-name="Default"/>
        <table:table-column table:style-name="co53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83.41pt" svg:height="105.76pt" svg:x="307.08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0" office:value-type="string" calcext:value-type="string">
            <text:p>attacking_type_id</text:p>
          </table:table-cell>
          <table:table-cell table:style-name="ce50" office:value-type="string" calcext:value-type="string">
            <text:p>int</text:p>
          </table:table-cell>
          <table:table-cell table:style-name="ce50" office:value-type="string" calcext:value-type="string">
            <text:p>NOT NULL REFERENCES type(type_id) ON DELETE CASCADE</text:p>
          </table:table-cell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50" office:value-type="string" calcext:value-type="string">
            <text:p>defending_type_id</text:p>
          </table:table-cell>
          <table:table-cell table:style-name="ce50" office:value-type="string" calcext:value-type="string">
            <text:p>int</text:p>
          </table:table-cell>
          <table:table-cell table:style-name="ce50" office:value-type="string" calcext:value-type="string">
            <text:p>NOT NULL REFERENCES type(type_id) ON DELETE CASCADE</text:p>
          </table:table-cell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50" office:value-type="string" calcext:value-type="string">
            <text:p>interaction_id</text:p>
          </table:table-cell>
          <table:table-cell table:style-name="ce50" office:value-type="string" calcext:value-type="string">
            <text:p>int</text:p>
          </table:table-cell>
          <table:table-cell table:style-name="ce50" office:value-type="string" calcext:value-type="string">
            <text:p>NOT NULL REFERENCES interaction_type(interaction_id) ON DELETE CASCADE</text:p>
          </table:table-cell>
          <table:table-cell table:style-name="ce50" table:number-columns-repeated="2"/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0" office:value-type="string" calcext:value-type="string">
            <text:p>PRIMARY KEY (attacking_type_id, defending_type_id)</text:p>
          </table:table-cell>
          <table:table-cell table:style-name="ce50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ype_interaction.A2:type_interaction.E5">
            <calcext:condition calcext:apply-style-name="ConditionalStyle_7" calcext:value="formula-is(regexmatch([.$C2];&quot;.*PRIMARY KEY.*&quot;))" calcext:base-cell-address="type_interaction.A2"/>
          </calcext:conditional-format>
          <calcext:conditional-format calcext:target-range-address="type_interaction.A2:type_interaction.E5">
            <calcext:condition calcext:apply-style-name="ConditionalStyle_8" calcext:value="formula-is(regexmatch([.$C2];&quot;.*(FOREIGN KEY|REFERENCES).*&quot;))" calcext:base-cell-address="type_interaction.A2"/>
          </calcext:conditional-format>
          <calcext:conditional-format calcext:target-range-address="type_interaction.A2:type_interaction.E5">
            <calcext:condition calcext:apply-style-name="ConditionalStyle_4" calcext:value="formula-is([.$A2]=&quot;&quot;)" calcext:base-cell-address="type_interaction.A2"/>
          </calcext:conditional-format>
        </calcext:conditional-formats>
      </table:table>
      <table:table table:name="interaction_name" table:style-name="ta37">
        <table:table-column table:style-name="co5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42pt" svg:height="105.76pt" svg:x="339.08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1" office:value-type="string" calcext:value-type="string">
            <text:p>interaction_id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string" calcext:value-type="string">
            <text:p>NOT NULL REFERENCES interaction_type(interaction_id) ON DELETE CASCADE</text:p>
          </table:table-cell>
          <table:table-cell table:style-name="ce51" table:number-columns-repeated="2"/>
          <table:table-cell table:number-columns-repeated="1019"/>
        </table:table-row>
        <table:table-row table:style-name="ro1">
          <table:table-cell table:style-name="ce51" office:value-type="string" calcext:value-type="string">
            <text:p>language_id</text:p>
          </table:table-cell>
          <table:table-cell table:style-name="ce51" office:value-type="string" calcext:value-type="string">
            <text:p>int</text:p>
          </table:table-cell>
          <table:table-cell table:style-name="ce51" office:value-type="string" calcext:value-type="string">
            <text:p>NOT NULL REFERENCES language(language_id)</text:p>
          </table:table-cell>
          <table:table-cell table:style-name="ce51" table:number-columns-repeated="2"/>
          <table:table-cell table:number-columns-repeated="1019"/>
        </table:table-row>
        <table:table-row table:style-name="ro1"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text</text:p>
          </table:table-cell>
          <table:table-cell table:style-name="ce51" office:value-type="string" calcext:value-type="string">
            <text:p>NOT NULL</text:p>
          </table:table-cell>
          <table:table-cell table:style-name="ce51" table:number-columns-repeated="2"/>
          <table:table-cell table:number-columns-repeated="1019"/>
        </table:table-row>
        <table:table-row table:style-name="ro1">
          <table:table-cell table:style-name="ce51" table:number-columns-repeated="2"/>
          <table:table-cell table:style-name="ce51" office:value-type="string" calcext:value-type="string">
            <text:p>PRIMARY KEY (interaction_id, language_id)</text:p>
          </table:table-cell>
          <table:table-cell table:style-name="ce51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teraction_name.A2:interaction_name.E5">
            <calcext:condition calcext:apply-style-name="ConditionalStyle_7" calcext:value="formula-is(regexmatch([.$C2];&quot;.*PRIMARY KEY.*&quot;))" calcext:base-cell-address="interaction_name.A2"/>
          </calcext:conditional-format>
          <calcext:conditional-format calcext:target-range-address="interaction_name.A2:interaction_name.E5">
            <calcext:condition calcext:apply-style-name="ConditionalStyle_8" calcext:value="formula-is(regexmatch([.$C2];&quot;.*(FOREIGN KEY|REFERENCES).*&quot;))" calcext:base-cell-address="interaction_name.A2"/>
          </calcext:conditional-format>
          <calcext:conditional-format calcext:target-range-address="interaction_name.A2:interaction_name.E5">
            <calcext:condition calcext:apply-style-name="ConditionalStyle_4" calcext:value="formula-is([.$A2]=&quot;&quot;)" calcext:base-cell-address="interaction_name.A2"/>
          </calcext:conditional-format>
        </calcext:conditional-formats>
      </table:table>
      <table:table table:name="interaction_type" table:style-name="ta38">
        <table:table-column table:style-name="co51" table:default-cell-style-name="Default"/>
        <table:table-column table:style-name="co7" table:default-cell-style-name="Default"/>
        <table:table-column table:style-name="co21" table:default-cell-style-name="Default"/>
        <table:table-column table:style-name="co9" table:default-cell-style-name="Default"/>
        <table:table-column table:style-name="co55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315.3pt" svg:height="105.76pt" svg:x="202.2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interaction_id</text:p>
          </table:table-cell>
          <table:table-cell table:style-name="ce52" office:value-type="string" calcext:value-type="string">
            <text:p>serial</text:p>
          </table:table-cell>
          <table:table-cell table:style-name="ce52" office:value-type="string" calcext:value-type="string">
            <text:p>PRIMARY KEY</text:p>
          </table:table-cell>
          <table:table-cell table:style-name="ce52"/>
          <table:table-cell table:style-name="ce52" office:value-type="string" calcext:value-type="string">
            <text:p>0 = neutral, 1 = +, 2 = -, 3 = x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damage_multiplier</text:p>
          </table:table-cell>
          <table:table-cell table:style-name="ce52" office:value-type="string" calcext:value-type="string">
            <text:p>float</text:p>
          </table:table-cell>
          <table:table-cell table:style-name="ce52" office:value-type="string" calcext:value-type="string">
            <text:p>NOT NULL</text:p>
          </table:table-cell>
          <table:table-cell table:style-name="ce52"/>
          <table:table-cell table:style-name="ce52" office:value-type="string" calcext:value-type="string">
            <text:p>Might need some distinction based on context</text:p>
          </table:table-cell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teraction_type.A2:interaction_type.E3">
            <calcext:condition calcext:apply-style-name="ConditionalStyle_7" calcext:value="formula-is(regexmatch([.$C2];&quot;.*PRIMARY KEY.*&quot;))" calcext:base-cell-address="interaction_type.A2"/>
          </calcext:conditional-format>
          <calcext:conditional-format calcext:target-range-address="interaction_type.A2:interaction_type.E3">
            <calcext:condition calcext:apply-style-name="ConditionalStyle_8" calcext:value="formula-is(regexmatch([.$C2];&quot;.*(FOREIGN KEY|REFERENCES).*&quot;))" calcext:base-cell-address="interaction_type.A2"/>
          </calcext:conditional-format>
          <calcext:conditional-format calcext:target-range-address="interaction_type.A2:interaction_type.E3">
            <calcext:condition calcext:apply-style-name="ConditionalStyle_4" calcext:value="formula-is([.$A2]=&quot;&quot;)" calcext:base-cell-address="interaction_type.A2"/>
          </calcext:conditional-format>
        </calcext:conditional-formats>
      </table:table>
      <table:table table:name="type_name" table:style-name="ta39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>
            <text:p>type_id</text:p>
          </table:table-cell>
          <table:table-cell table:style-name="ce53" office:value-type="string" calcext:value-type="string">
            <text:p>int</text:p>
          </table:table-cell>
          <table:table-cell table:style-name="ce53" office:value-type="string" calcext:value-type="string">
            <text:p>NOT NULL REFERENCES type(type_id) ON DELETE CASCADE</text:p>
          </table:table-cell>
          <table:table-cell table:style-name="ce53" table:number-columns-repeated="2"/>
          <table:table-cell table:number-columns-repeated="1019"/>
        </table:table-row>
        <table:table-row table:style-name="ro1">
          <table:table-cell table:style-name="ce53" office:value-type="string" calcext:value-type="string">
            <text:p>language_id</text:p>
          </table:table-cell>
          <table:table-cell table:style-name="ce53" office:value-type="string" calcext:value-type="string">
            <text:p>int</text:p>
          </table:table-cell>
          <table:table-cell table:style-name="ce53" office:value-type="string" calcext:value-type="string">
            <text:p>NOT NULL REFERENCES language(language_id)</text:p>
          </table:table-cell>
          <table:table-cell table:style-name="ce53" table:number-columns-repeated="2"/>
          <table:table-cell table:number-columns-repeated="1019"/>
        </table:table-row>
        <table:table-row table:style-name="ro1">
          <table:table-cell table:style-name="ce53" office:value-type="string" calcext:value-type="string">
            <text:p>name</text:p>
          </table:table-cell>
          <table:table-cell table:style-name="ce53" office:value-type="string" calcext:value-type="string">
            <text:p>text</text:p>
          </table:table-cell>
          <table:table-cell table:style-name="ce53" office:value-type="string" calcext:value-type="string">
            <text:p>NOT NULL</text:p>
          </table:table-cell>
          <table:table-cell table:style-name="ce53" table:number-columns-repeated="2"/>
          <table:table-cell table:number-columns-repeated="1019"/>
        </table:table-row>
        <table:table-row table:style-name="ro1">
          <table:table-cell table:style-name="ce53" table:number-columns-repeated="2"/>
          <table:table-cell table:style-name="ce53" office:value-type="string" calcext:value-type="string">
            <text:p>PRIMARY KEY (type_id, language_id)</text:p>
          </table:table-cell>
          <table:table-cell table:style-name="ce53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ype_name.A2:type_name.E5">
            <calcext:condition calcext:apply-style-name="ConditionalStyle_7" calcext:value="formula-is(regexmatch([.$C2];&quot;.*PRIMARY KEY.*&quot;))" calcext:base-cell-address="type_name.A2"/>
          </calcext:conditional-format>
          <calcext:conditional-format calcext:target-range-address="type_name.A2:type_name.E5">
            <calcext:condition calcext:apply-style-name="ConditionalStyle_8" calcext:value="formula-is(regexmatch([.$C2];&quot;.*(FOREIGN KEY|REFERENCES).*&quot;))" calcext:base-cell-address="type_name.A2"/>
          </calcext:conditional-format>
          <calcext:conditional-format calcext:target-range-address="type_name.A2:type_name.E5">
            <calcext:condition calcext:apply-style-name="ConditionalStyle_4" calcext:value="formula-is([.$A2]=&quot;&quot;)" calcext:base-cell-address="type_name.A2"/>
          </calcext:conditional-format>
        </calcext:conditional-formats>
      </table:table>
      <table:table table:name="type" table:style-name="ta40">
        <table:table-column table:style-name="co11" table:default-cell-style-name="Default"/>
        <table:table-column table:style-name="co7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85.45pt" svg:height="105.76pt" svg:x="307.13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4" office:value-type="string" calcext:value-type="string">
            <text:p>type_id</text:p>
          </table:table-cell>
          <table:table-cell table:style-name="ce54" office:value-type="string" calcext:value-type="string">
            <text:p>serial</text:p>
          </table:table-cell>
          <table:table-cell table:style-name="ce54" office:value-type="string" calcext:value-type="string">
            <text:p>PRIMARY KEY</text:p>
          </table:table-cell>
          <table:table-cell table:style-name="ce54" table:number-columns-repeated="2"/>
          <table:table-cell table:number-columns-repeated="1019"/>
        </table:table-row>
        <table:table-row table:style-name="ro1">
          <table:table-cell table:style-name="ce54" office:value-type="string" calcext:value-type="string">
            <text:p>weather_id</text:p>
          </table:table-cell>
          <table:table-cell table:style-name="ce54" office:value-type="string" calcext:value-type="string">
            <text:p>int</text:p>
          </table:table-cell>
          <table:table-cell table:style-name="ce54" office:value-type="string" calcext:value-type="string">
            <text:p>NOT NULL REFERENCES weather(weather_id) ON DELETE CASCADE</text:p>
          </table:table-cell>
          <table:table-cell table:style-name="ce54" office:value-type="string" calcext:value-type="string">
            <text:p>weather boost</text:p>
          </table:table-cell>
          <table:table-cell table:style-name="ce54"/>
          <table:table-cell table:number-columns-repeated="1019"/>
        </table:table-row>
        <table:table-row table:style-name="ro1">
          <table:table-cell table:style-name="ce54" office:value-type="string" calcext:value-type="string">
            <text:p>type_icon</text:p>
          </table:table-cell>
          <table:table-cell table:style-name="ce54" office:value-type="string" calcext:value-type="string">
            <text:p>BLOB*</text:p>
          </table:table-cell>
          <table:table-cell table:style-name="ce54" office:value-type="string" calcext:value-type="string">
            <text:p>NOT NULL</text:p>
          </table:table-cell>
          <table:table-cell table:style-name="ce54" office:value-type="string" calcext:value-type="string">
            <text:p>The Icon used for the Type;</text:p>
            <text:p>*Unsure datatype</text:p>
          </table:table-cell>
          <table:table-cell table:style-name="ce54"/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ype.A2:type.E4">
            <calcext:condition calcext:apply-style-name="ConditionalStyle_7" calcext:value="formula-is(regexmatch([.$C2];&quot;.*PRIMARY KEY.*&quot;))" calcext:base-cell-address="type.A2"/>
          </calcext:conditional-format>
          <calcext:conditional-format calcext:target-range-address="type.A2:type.E4">
            <calcext:condition calcext:apply-style-name="ConditionalStyle_8" calcext:value="formula-is(regexmatch([.$C2];&quot;.*(FOREIGN KEY|REFERENCES).*&quot;))" calcext:base-cell-address="type.A2"/>
          </calcext:conditional-format>
          <calcext:conditional-format calcext:target-range-address="type.A2:type.E4">
            <calcext:condition calcext:apply-style-name="ConditionalStyle_4" calcext:value="formula-is([.$A2]=&quot;&quot;)" calcext:base-cell-address="type.A2"/>
          </calcext:conditional-format>
        </calcext:conditional-formats>
      </table:table>
      <table:table table:name="weather_name" table:style-name="ta4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17.39pt" svg:height="105.76pt" svg:x="323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5" office:value-type="string" calcext:value-type="string">
            <text:p>weather_id</text:p>
          </table:table-cell>
          <table:table-cell table:style-name="ce55" office:value-type="string" calcext:value-type="string">
            <text:p>int</text:p>
          </table:table-cell>
          <table:table-cell table:style-name="ce55" office:value-type="string" calcext:value-type="string">
            <text:p>NOT NULL REFERENCES weather(weather_id) ON DELETE CASCADE</text:p>
          </table:table-cell>
          <table:table-cell table:style-name="ce55" table:number-columns-repeated="2"/>
          <table:table-cell table:number-columns-repeated="1019"/>
        </table:table-row>
        <table:table-row table:style-name="ro1">
          <table:table-cell table:style-name="ce55" office:value-type="string" calcext:value-type="string">
            <text:p>language_id</text:p>
          </table:table-cell>
          <table:table-cell table:style-name="ce55" office:value-type="string" calcext:value-type="string">
            <text:p>int</text:p>
          </table:table-cell>
          <table:table-cell table:style-name="ce55" office:value-type="string" calcext:value-type="string">
            <text:p>NOT NULL REFERENCES language(language_id)</text:p>
          </table:table-cell>
          <table:table-cell table:style-name="ce55" table:number-columns-repeated="2"/>
          <table:table-cell table:number-columns-repeated="1019"/>
        </table:table-row>
        <table:table-row table:style-name="ro1">
          <table:table-cell table:style-name="ce55" office:value-type="string" calcext:value-type="string">
            <text:p>name</text:p>
          </table:table-cell>
          <table:table-cell table:style-name="ce55" office:value-type="string" calcext:value-type="string">
            <text:p>text</text:p>
          </table:table-cell>
          <table:table-cell table:style-name="ce55" office:value-type="string" calcext:value-type="string">
            <text:p>NOT NULL</text:p>
          </table:table-cell>
          <table:table-cell table:style-name="ce55" table:number-columns-repeated="2"/>
          <table:table-cell table:number-columns-repeated="1019"/>
        </table:table-row>
        <table:table-row table:style-name="ro1">
          <table:table-cell table:style-name="ce55" table:number-columns-repeated="2"/>
          <table:table-cell table:style-name="ce55" office:value-type="string" calcext:value-type="string">
            <text:p>PRIMARY KEY (weather_id, language_id)</text:p>
          </table:table-cell>
          <table:table-cell table:style-name="ce55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weather_name.A2:weather_name.E5">
            <calcext:condition calcext:apply-style-name="ConditionalStyle_7" calcext:value="formula-is(regexmatch([.$C2];&quot;.*PRIMARY KEY.*&quot;))" calcext:base-cell-address="weather_name.A2"/>
          </calcext:conditional-format>
          <calcext:conditional-format calcext:target-range-address="weather_name.A2:weather_name.E5">
            <calcext:condition calcext:apply-style-name="ConditionalStyle_8" calcext:value="formula-is(regexmatch([.$C2];&quot;.*(FOREIGN KEY|REFERENCES).*&quot;))" calcext:base-cell-address="weather_name.A2"/>
          </calcext:conditional-format>
          <calcext:conditional-format calcext:target-range-address="weather_name.A2:weather_name.E5">
            <calcext:condition calcext:apply-style-name="ConditionalStyle_4" calcext:value="formula-is([.$A2]=&quot;&quot;)" calcext:base-cell-address="weather_name.A2"/>
          </calcext:conditional-format>
        </calcext:conditional-formats>
      </table:table>
      <table:table table:name="weather" table:style-name="ta42">
        <table:table-column table:style-name="co58" table:default-cell-style-name="Default"/>
        <table:table-column table:style-name="co7" table:default-cell-style-name="Default"/>
        <table:table-column table:style-name="co21" table:default-cell-style-name="Default"/>
        <table:table-column table:style-name="co5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74.34pt" svg:height="105.76pt" svg:x="181.45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weather_id</text:p>
          </table:table-cell>
          <table:table-cell table:style-name="ce56" office:value-type="string" calcext:value-type="string">
            <text:p>int</text:p>
          </table:table-cell>
          <table:table-cell table:style-name="ce56" office:value-type="string" calcext:value-type="string">
            <text:p>PRIMARY KEY</text:p>
          </table:table-cell>
          <table:table-cell table:style-name="ce56" table:number-columns-repeated="2"/>
          <table:table-cell table:number-columns-repeated="1019"/>
        </table:table-row>
        <table:table-row table:style-name="ro1">
          <table:table-cell table:style-name="ce56" office:value-type="string" calcext:value-type="string">
            <text:p>weather_icon</text:p>
          </table:table-cell>
          <table:table-cell table:style-name="ce56" office:value-type="string" calcext:value-type="string">
            <text:p>BLOB*</text:p>
          </table:table-cell>
          <table:table-cell table:style-name="ce56" office:value-type="string" calcext:value-type="string">
            <text:p>NOT NULL</text:p>
          </table:table-cell>
          <table:table-cell table:style-name="ce56" office:value-type="string" calcext:value-type="string">
            <text:p>The Icon used for the Weather/Weather Boost;</text:p>
            <text:p>*Unsure datatype</text:p>
          </table:table-cell>
          <table:table-cell table:style-name="ce56"/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weather.A2:weather.E3">
            <calcext:condition calcext:apply-style-name="ConditionalStyle_7" calcext:value="formula-is(regexmatch([.$C2];&quot;.*PRIMARY KEY.*&quot;))" calcext:base-cell-address="weather.A2"/>
          </calcext:conditional-format>
          <calcext:conditional-format calcext:target-range-address="weather.A2:weather.E3">
            <calcext:condition calcext:apply-style-name="ConditionalStyle_8" calcext:value="formula-is(regexmatch([.$C2];&quot;.*(FOREIGN KEY|REFERENCES).*&quot;))" calcext:base-cell-address="weather.A2"/>
          </calcext:conditional-format>
          <calcext:conditional-format calcext:target-range-address="weather.A2:weather.E3">
            <calcext:condition calcext:apply-style-name="ConditionalStyle_4" calcext:value="formula-is([.$A2]=&quot;&quot;)" calcext:base-cell-address="weather.A2"/>
          </calcext:conditional-format>
        </calcext:conditional-formats>
      </table:table>
      <table:table table:name="language_name" table:style-name="ta43">
        <table:table-column table:style-name="co60" table:default-cell-style-name="Default"/>
        <table:table-column table:style-name="co7" table:default-cell-style-name="Default"/>
        <table:table-column table:style-name="co8" table:default-cell-style-name="Default"/>
        <table:table-column table:style-name="co40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45.2pt" svg:height="105.76pt" svg:x="334.8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7" office:value-type="string" calcext:value-type="string">
            <text:p>language_id</text:p>
          </table:table-cell>
          <table:table-cell table:style-name="ce57" office:value-type="string" calcext:value-type="string">
            <text:p>int</text:p>
          </table:table-cell>
          <table:table-cell table:style-name="ce57" office:value-type="string" calcext:value-type="string">
            <text:p>NOT NULL REFERENCES language(language_id)</text:p>
          </table:table-cell>
          <table:table-cell table:style-name="ce57" office:value-type="string" calcext:value-type="string">
            <text:p>code = 'en'</text:p>
          </table:table-cell>
          <table:table-cell table:style-name="ce57"/>
          <table:table-cell table:number-columns-repeated="1019"/>
        </table:table-row>
        <table:table-row table:style-name="ro1">
          <table:table-cell table:style-name="ce57" office:value-type="string" calcext:value-type="string">
            <text:p>in_language_id</text:p>
          </table:table-cell>
          <table:table-cell table:style-name="ce57" office:value-type="string" calcext:value-type="string">
            <text:p>int</text:p>
          </table:table-cell>
          <table:table-cell table:style-name="ce57" office:value-type="string" calcext:value-type="string">
            <text:p>NOT NULL REFERENCES language(language_id)</text:p>
          </table:table-cell>
          <table:table-cell table:style-name="ce57" office:value-type="string" calcext:value-type="string">
            <text:p>code = 'de'</text:p>
          </table:table-cell>
          <table:table-cell table:style-name="ce57"/>
          <table:table-cell table:number-columns-repeated="1019"/>
        </table:table-row>
        <table:table-row table:style-name="ro1">
          <table:table-cell table:style-name="ce57" office:value-type="string" calcext:value-type="string">
            <text:p>name</text:p>
          </table:table-cell>
          <table:table-cell table:style-name="ce57" office:value-type="string" calcext:value-type="string">
            <text:p>text</text:p>
          </table:table-cell>
          <table:table-cell table:style-name="ce57" office:value-type="string" calcext:value-type="string">
            <text:p>NOT NULL</text:p>
          </table:table-cell>
          <table:table-cell table:style-name="ce57" office:value-type="string" calcext:value-type="string">
            <text:p>name = 'Englisch'</text:p>
          </table:table-cell>
          <table:table-cell table:style-name="ce57"/>
          <table:table-cell table:number-columns-repeated="1019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PRIMARY KEY (language_id, in_language_id)</text:p>
          </table:table-cell>
          <table:table-cell table:style-name="ce57" table:number-columns-repeated="2"/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uage_name.A2:language_name.E5">
            <calcext:condition calcext:apply-style-name="ConditionalStyle_7" calcext:value="formula-is(regexmatch([.$C2];&quot;.*PRIMARY KEY.*&quot;))" calcext:base-cell-address="language_name.A2"/>
          </calcext:conditional-format>
          <calcext:conditional-format calcext:target-range-address="language_name.A2:language_name.E5">
            <calcext:condition calcext:apply-style-name="ConditionalStyle_8" calcext:value="formula-is(regexmatch([.$C2];&quot;.*(FOREIGN KEY|REFERENCES).*&quot;))" calcext:base-cell-address="language_name.A2"/>
          </calcext:conditional-format>
          <calcext:conditional-format calcext:target-range-address="language_name.A2:language_name.E5">
            <calcext:condition calcext:apply-style-name="ConditionalStyle_4" calcext:value="formula-is([.$A2]=&quot;&quot;)" calcext:base-cell-address="language_name.A2"/>
          </calcext:conditional-format>
        </calcext:conditional-formats>
      </table:table>
      <table:table table:name="language" table:style-name="ta44"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office:annotation draw:style-name="gr3" draw:text-style-name="P2" svg:width="278.5pt" svg:height="105.76pt" svg:x="198.09pt" svg:y="23.24pt" draw:caption-point-x="-11.54pt" draw:caption-point-y="-22.96pt">
              <dc:date>2025-11-30T00:00:00</dc:date>
              <text:p text:style-name="P1">NOT NULL, UNIQUE</text:p>
              <text:p text:style-name="P1">PRIMARY KEY, FOREIGN KEY</text:p>
              <text:p text:style-name="P1">DEFAULT</text:p>
              <text:p text:style-name="P1"/>
              <text:p text:style-name="P1">others:</text:p>
              <text:p text:style-name="P1">AUTO_INCREMENT</text:p>
            </office:annotation>
            <text:p>Constrai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tra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language_id</text:p>
          </table:table-cell>
          <table:table-cell table:style-name="ce58" office:value-type="string" calcext:value-type="string">
            <text:p>serial</text:p>
          </table:table-cell>
          <table:table-cell table:style-name="ce58" office:value-type="string" calcext:value-type="string">
            <text:p>PRIMARY KEY</text:p>
          </table:table-cell>
          <table:table-cell table:style-name="ce58" table:number-columns-repeated="2"/>
          <table:table-cell table:number-columns-repeated="1019"/>
        </table:table-row>
        <table:table-row table:style-name="ro1">
          <table:table-cell table:style-name="ce58" office:value-type="string" calcext:value-type="string">
            <text:p>code</text:p>
          </table:table-cell>
          <table:table-cell table:style-name="ce58" office:value-type="string" calcext:value-type="string">
            <text:p>text</text:p>
          </table:table-cell>
          <table:table-cell table:style-name="ce58" office:value-type="string" calcext:value-type="string">
            <text:p>NOT NULL UNIQUE</text:p>
          </table:table-cell>
          <table:table-cell table:style-name="ce58" office:value-type="string" calcext:value-type="string">
            <text:p>de', 'en', 'ja', 'zh-Hant' etc.</text:p>
          </table:table-cell>
          <table:table-cell table:style-name="ce58"/>
          <table:table-cell table:number-columns-repeated="1019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uage.A2:language.E3">
            <calcext:condition calcext:apply-style-name="ConditionalStyle_7" calcext:value="formula-is(regexmatch([.$C2];&quot;.*PRIMARY KEY.*&quot;))" calcext:base-cell-address="language.A2"/>
          </calcext:conditional-format>
          <calcext:conditional-format calcext:target-range-address="language.A2:language.E3">
            <calcext:condition calcext:apply-style-name="ConditionalStyle_8" calcext:value="formula-is(regexmatch([.$C2];&quot;.*(FOREIGN KEY|REFERENCES).*&quot;))" calcext:base-cell-address="language.A2"/>
          </calcext:conditional-format>
          <calcext:conditional-format calcext:target-range-address="language.A2:language.E3">
            <calcext:condition calcext:apply-style-name="ConditionalStyle_4" calcext:value="formula-is([.$A2]=&quot;&quot;)" calcext:base-cell-address="language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434343"/>
    </style:style>
    <style:style style:name="ConditionalStyle_5f_4" style:display-name="ConditionalStyle_4" style:family="table-cell" style:parent-style-name="Default">
      <style:table-cell-properties fo:background-color="transparent"/>
      <style:text-properties fo:color="#666666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999999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b7b7b7"/>
    </style:style>
    <style:style style:name="ConditionalStyle_5f_7" style:display-name="ConditionalStyle_7" style:family="table-cell" style:parent-style-name="Default">
      <style:table-cell-properties fo:background-color="transparent"/>
      <style:text-properties fo:color="#5b0f00"/>
    </style:style>
    <style:style style:name="ConditionalStyle_5f_8" style:display-name="ConditionalStyle_8" style:family="table-cell" style:parent-style-name="Default">
      <style:table-cell-properties fo:background-color="transparent"/>
      <style:text-properties fo:color="#783f04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_5f_name" style:display-name="PageStyle_field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" style:display-name="PageStyle_fie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vp_5f_rank" style:display-name="PageStyle_pvp_ra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vp_5f_sort" style:display-name="PageStyle_pvp_s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vp_5f_sort_5f_group" style:display-name="PageStyle_pvp_sort_gro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gue_5f_name" style:display-name="PageStyle_league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ague" style:display-name="PageStyle_leag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id_5f_rank" style:display-name="PageStyle_raid_ra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id_5f_sort" style:display-name="PageStyle_raid_s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id_5f_sim_5f_settings" style:display-name="PageStyle_raid_sim_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day_5f_move" style:display-name="PageStyle_cday_mo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day" style:display-name="PageStyle_c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kemon_5f_has_5f_move" style:display-name="PageStyle_pokemon_has_mo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_5f_availability_5f_type" style:display-name="PageStyle_move_availability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kemon_5f_name" style:display-name="PageStyle_pokemon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kemon" style:display-name="PageStyle_pokem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r_5f_name" style:display-name="PageStyle_color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r" style:display-name="PageStyle_col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olution_5f_item_5f_name" style:display-name="PageStyle_evolution_item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olution_5f_item" style:display-name="PageStyle_evolution_i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ource_5f_type_5f_name" style:display-name="PageStyle_resource_type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ource_5f_type" style:display-name="PageStyle_resource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ge_5f_name" style:display-name="PageStyle_stage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ge" style:display-name="PageStyle_st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_5f_name" style:display-name="PageStyle_region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" style:display-name="PageStyle_reg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_5f_has_5f_tag" style:display-name="PageStyle_move_has_ta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_5f_name" style:display-name="PageStyle_move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" style:display-name="PageStyle_mo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_5f_tag" style:display-name="PageStyle_move_ta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_5f_category_5f_name" style:display-name="PageStyle_move_category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ve_5f_category" style:display-name="PageStyle_move_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enture_5f_effect_5f_name" style:display-name="PageStyle_adventure_effect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enture_5f_effect" style:display-name="PageStyle_adventure_eff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_5f_interaction" style:display-name="PageStyle_type_inter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action_5f_name" style:display-name="PageStyle_interaction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action_5f_type" style:display-name="PageStyle_interaction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_5f_name" style:display-name="PageStyle_type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" style:display-name="PageStyle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ther_5f_name" style:display-name="PageStyle_weather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ther" style:display-name="PageStyle_weat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uage_5f_name" style:display-name="PageStyle_language_n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uage" style:display-name="PageStyle_langu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4" meta:cell-count="866" meta:object-count="0"/>
    <meta:generator>LibreOfficeDev/6.0.5.2$Linux_X86_64 LibreOffice_project/</meta:generator>
  </office:meta>
</office:document-meta>
</file>